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0200000002000309F1C.png"/>
  <manifest:file-entry manifest:media-type="image/jpeg" manifest:full-path="Pictures/1000000000000149000000CA67AC8671.jpg"/>
  <manifest:file-entry manifest:media-type="image/jpeg" manifest:full-path="Pictures/10000000000000670000003FF191E087.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1.666cm" fo:min-width="10.631cm"/>
    </style:style>
    <style:style style:name="gr3" style:family="graphic">
      <style:graphic-properties style:protect="size"/>
    </style:style>
    <style:style style:name="pr1" style:family="presentation" style:parent-style-name="SUSE_5f_template_5f_Libre-title">
      <style:graphic-properties draw:fill-color="#ffffff" draw:auto-grow-height="true" fo:min-height="4.242cm"/>
    </style:style>
    <style:style style:name="pr2" style:family="presentation" style:parent-style-name="SUSE_5f_template_5f_Libre-outline1">
      <style:graphic-properties fo:min-height="12.573cm"/>
    </style:style>
    <style:style style:name="pr3" style:family="presentation" style:parent-style-name="Default_20_2-title">
      <style:graphic-properties fo:min-height="2.743cm" fo:min-width="20.43cm"/>
    </style:style>
    <style:style style:name="pr4" style:family="presentation" style:parent-style-name="Default_20_2-outline1">
      <style:graphic-properties fo:min-height="12.323cm" fo:min-width="20.43cm"/>
    </style:style>
    <style:style style:name="pr5" style:family="presentation" style:parent-style-name="Default_20_2-notes">
      <style:graphic-properties draw:fill-color="#ffffff" fo:min-height="12.572cm" fo:min-width="16.771cm"/>
    </style:style>
    <style:style style:name="pr6" style:family="presentation" style:parent-style-name="Default_20_2-subtitle">
      <style:graphic-properties draw:fill-color="#ffffff" fo:min-height="15.9cm" fo:min-width="20.43cm"/>
    </style:style>
    <style:style style:name="pr7" style:family="presentation" style:parent-style-name="Logo_2b_Info-notes">
      <style:graphic-properties draw:fill-color="#ffffff" draw:auto-grow-height="true" fo:min-height="10.733cm" fo:min-width="16.771cm"/>
    </style:style>
    <style:style style:name="P1" style:family="paragraph">
      <style:paragraph-properties fo:margin-left="0cm" fo:margin-right="0cm" fo:text-indent="0cm"/>
      <style:text-properties style:text-underline-style="solid" style:text-underline-width="auto" style:text-underline-color="font-colo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color="#ffffff" fo:font-size="40pt"/>
    </style:style>
    <style:style style:name="P4" style:family="paragraph">
      <style:text-properties fo:color="#454c51"/>
    </style:style>
    <style:style style:name="P5" style:family="paragraph">
      <style:text-properties fo:color="#666666" fo:font-size="14pt" style:font-size-asian="14pt" style:font-size-complex="14pt"/>
    </style:style>
    <style:style style:name="P6" style:family="paragraph">
      <style:text-properties fo:font-size="20pt"/>
    </style:style>
    <style:style style:name="P7" style:family="paragraph">
      <style:text-properties fo:font-family="'Courier 10 Pitch'" style:font-pitch="fixed"/>
    </style:style>
    <style:style style:name="P8" style:family="paragraph">
      <style:text-properties fo:font-size="96pt" style:font-size-asian="96pt" style:font-size-complex="96pt"/>
    </style:style>
    <style:style style:name="T1" style:family="text">
      <style:text-properties fo:color="#ffffff"/>
    </style:style>
    <style:style style:name="T2" style:family="text">
      <style:text-properties fo:color="#454c51"/>
    </style:style>
    <style:style style:name="T3" style:family="text">
      <style:text-properties fo:color="#666666" fo:font-size="14pt" style:font-size-asian="14pt" style:font-size-complex="14pt"/>
    </style:style>
    <style:style style:name="T4" style:family="text">
      <style:text-properties fo:font-family="'Courier 10 Pitch'" style:font-pitch="fixed"/>
    </style:style>
    <style:style style:name="T5" style:family="text">
      <style:text-properties fo:font-size="96pt" style:font-size-asian="96pt" style:font-size-complex="96pt"/>
    </style:style>
    <style:style style:name="T6"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3">
      <text:list-level-style-bullet text:level="1" text:bullet-char="•">
        <style:list-level-properties text:space-before="0.737cm" text:min-label-width="0.483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24cm" text:min-label-width="0.483cm"/>
        <style:text-properties fo:font-family="Arial" style:font-style-name="Regular" style:font-family-generic="swiss" fo:color="#454c51" fo:font-size="65%"/>
      </text:list-level-style-bullet>
      <text:list-level-style-bullet text:level="4" text:bullet-char="‒">
        <style:list-level-properties text:space-before="4.318cm" text:min-label-width="0.483cm"/>
        <style:text-properties fo:font-family="Arial" style:font-style-name="Regular" style:font-family-generic="swiss" fo:color="#454c51" fo:font-size="65%"/>
      </text:list-level-style-bullet>
      <text:list-level-style-bullet text:level="5" text:bullet-char="‒">
        <style:list-level-properties text:space-before="5.486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73cm"/>
        <style:text-properties fo:font-family="Arial" style:font-style-name="Regular" style:font-family-generic="swiss" fo:color="#454c51" fo:font-size="65%"/>
      </text:list-level-style-bullet>
      <text:list-level-style-bullet text:level="7" text:bullet-char="‒">
        <style:list-level-properties text:space-before="7.899cm" text:min-label-width="0.473cm"/>
        <style:text-properties fo:font-family="Arial" style:font-style-name="Regular" style:font-family-generic="swiss" fo:color="#454c51" fo:font-size="65%"/>
      </text:list-level-style-bullet>
      <text:list-level-style-bullet text:level="8" text:bullet-char="‒">
        <style:list-level-properties text:space-before="9.127cm" text:min-label-width="0.473cm"/>
        <style:text-properties fo:font-family="Arial" style:font-style-name="Regular" style:font-family-generic="swiss" fo:color="#454c51" fo:font-size="65%"/>
      </text:list-level-style-bullet>
      <text:list-level-style-bullet text:level="9" text:bullet-char="‒">
        <style:list-level-properties text:space-before="10.312cm" text:min-label-width="0.473cm"/>
        <style:text-properties fo:font-family="Arial" style:font-style-name="Regular" style:font-family-generic="swiss" fo:color="#454c51" fo:font-size="65%"/>
      </text:list-level-style-bullet>
      <text:list-level-style-bullet text:level="10" text:bullet-char="‒">
        <style:list-level-properties text:space-before="11.405cm" text:min-label-width="0.483cm"/>
        <style:text-properties fo:font-family="Arial" style:font-style-name="Regular" style:font-family-generic="swiss" fo:color="#454c51" fo:font-size="65%"/>
      </text:list-level-style-bullet>
    </text:list-style>
  </office:automatic-styles>
  <office:body>
    <office:presentation>
      <draw:page draw:name="Title" draw:style-name="dp1" draw:master-page-name="SUSE_5f_template_5f_Libre" presentation:presentation-page-layout-name="AL1T1">
        <office:forms form:automatic-focus="false" form:apply-design-mode="false"/>
        <draw:frame draw:style-name="gr1" draw:text-style-name="P1" draw:layer="layout" svg:width="0.053cm" svg:height="1.187cm" svg:x="23.224cm" svg:y="12.237cm">
          <draw:text-box>
            <text:p/>
          </draw:text-box>
        </draw:frame>
        <draw:frame presentation:style-name="pr1" draw:text-style-name="P3" draw:layer="layout" svg:width="21.558cm" svg:height="4.242cm" svg:x="2.286cm" svg:y="6.579cm" presentation:class="title" presentation:user-transformed="true">
          <draw:text-box>
            <text:p text:style-name="P2"><text:span text:style-name="T1">Code review auf GitHub </text:span><text:span text:style-name="T1"><text:line-break/></text:span><text:span text:style-name="T1">mit git-review</text:span></text:p>
          </draw:text-box>
        </draw:frame>
        <draw:frame presentation:style-name="pr2" draw:text-style-name="P4" draw:layer="layout" svg:width="10.566cm" svg:height="12.573cm" svg:x="1.961cm" svg:y="13.151cm" presentation:class="outline" presentation:user-transformed="true">
          <draw:text-box>
            <text:list text:style-name="L2">
              <text:list-item>
                <text:p><text:span text:style-name="T2">Dominik Bamberger</text:span></text:p>
              </text:list-item>
              <text:list-item>
                <text:p><text:span text:style-name="T2">Ruby / Rails Developer</text:span></text:p>
              </text:list-item>
              <text:list-item>
                <text:p><text:span text:style-name="T2">bamboo@suse.com</text:span></text:p>
              </text:list-item>
            </text:list>
          </draw:text-box>
        </draw:frame>
        <draw:frame draw:style-name="gr2" draw:text-style-name="P5" draw:layer="layout" svg:width="11.131cm" svg:height="1.916cm" svg:x="1.564cm" svg:y="15.816cm">
          <draw:text-box>
            <text:p><text:span text:style-name="T3"/></text:p>
            <text:p><text:span text:style-name="T3"/></text:p>
            <text:p><text:span text:style-name="T3">2012-03-21</text:span></text:p>
          </draw:text-box>
        </draw:frame>
        <presentation:notes draw:style-name="dp2">
          <office:forms form:automatic-focus="false" form:apply-design-mode="false"/>
          <draw:page-thumbnail draw:style-name="gr3" draw:layer="layout" svg:width="13.968cm" svg:height="10.476cm" svg:x="3.81cm" svg:y="2.123cm" draw:page-number="1" presentation:class="page"/>
        </presentation:notes>
      </draw:page>
      <draw:page draw:name="page2" draw:style-name="dp3" draw:master-page-name="Default_20_2" presentation:presentation-page-layout-name="AL1T1">
        <office:forms form:automatic-focus="false" form:apply-design-mode="false"/>
        <draw:frame presentation:style-name="pr3" draw:layer="layout" svg:width="20.93cm" svg:height="2.743cm" svg:x="2.286cm" svg:y="0.711cm" presentation:class="title">
          <draw:text-box>
            <text:p>Versionskontrolle mit git</text:p>
          </draw:text-box>
        </draw:frame>
        <draw:frame presentation:style-name="pr4" draw:layer="layout" svg:width="20.93cm" svg:height="12.573cm" svg:x="2.286cm" svg:y="4.039cm" presentation:class="outline">
          <draw:text-box>
            <text:list text:style-name="L3">
              <text:list-item>
                <text:p>von Linus Torvalds für den Linux Kernel entwickelt</text:p>
              </text:list-item>
              <text:list-item>
                <text:p>auf allen UNIX basierten Systemen lauffähig</text:p>
              </text:list-item>
              <text:list-item>
                <text:p>open source</text:p>
              </text:list-item>
              <text:list-item>
                <text:p>dezentral / verteilt</text:p>
              </text:list-item>
              <text:list-item>
                <text:p>nicht linear (branching)</text:p>
              </text:list-item>
              <text:list-item>
                <text:p>performant</text:p>
              </text:list-item>
              <text:list-item>
                <text:p>weit verbreitet</text:p>
                <text:p/>
                <text:p>http://git-scm.com</text:p>
              </text:list-item>
            </text:list>
          </draw:text-box>
        </draw:frame>
        <presentation:notes draw:style-name="dp4">
          <office:forms form:automatic-focus="false" form:apply-design-mode="false"/>
          <draw:page-thumbnail draw:style-name="gr3" draw:layer="layout" svg:width="13.968cm" svg:height="10.476cm" svg:x="3.81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3" draw:master-page-name="Default_20_2" presentation:presentation-page-layout-name="AL1T1">
        <office:forms form:automatic-focus="false" form:apply-design-mode="false"/>
        <draw:frame presentation:style-name="pr3" draw:layer="layout" svg:width="20.93cm" svg:height="2.743cm" svg:x="2.286cm" svg:y="0.711cm" presentation:class="title">
          <draw:text-box>
            <text:p>Code review</text:p>
          </draw:text-box>
        </draw:frame>
        <draw:frame presentation:style-name="pr4" draw:layer="layout" svg:width="20.93cm" svg:height="12.573cm" svg:x="2.286cm" svg:y="4.039cm" presentation:class="outline" presentation:user-transformed="true">
          <draw:text-box>
            <text:list text:style-name="L3">
              <text:list-item>
                <text:p>Qualitätssicherung</text:p>
              </text:list-item>
              <text:list-item>
                <text:p>Wissensverteilung &amp; -erhaltung im Team</text:p>
              </text:list-item>
              <text:list-item>
                <text:p>Kollaboration &amp; Kommunikation</text:p>
                <text:p/>
              </text:list-item>
              <text:list-item>
                <text:p>GitHub bietet eine sehr gute Infrastruktur</text:p>
                <text:list>
                  <text:list-item>
                    <text:p>Code hosting &amp; UI</text:p>
                  </text:list-item>
                  <text:list-item>
                    <text:p>Issue Tracker</text:p>
                  </text:list-item>
                  <text:list-item>
                    <text:p>Pull requests</text:p>
                  </text:list-item>
                  <text:list-item>
                    <text:p>Kommentare</text:p>
                  </text:list-item>
                  <text:list-item>
                    <text:p>API</text:p>
                  </text:list-item>
                </text:list>
                <text:p>https://github.com/features/projects/codereview</text:p>
              </text:list-item>
            </text:list>
          </draw:text-box>
        </draw:frame>
        <presentation:notes draw:style-name="dp4">
          <office:forms form:automatic-focus="false" form:apply-design-mode="false"/>
          <draw:page-thumbnail draw:style-name="gr3" draw:layer="layout" svg:width="13.968cm" svg:height="10.476cm" svg:x="3.81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3" draw:master-page-name="Default_20_2" presentation:presentation-page-layout-name="AL1T1">
        <office:forms form:automatic-focus="false" form:apply-design-mode="false"/>
        <draw:frame presentation:style-name="pr3" draw:layer="layout" svg:width="20.93cm" svg:height="2.743cm" svg:x="2.286cm" svg:y="0.711cm" presentation:class="title">
          <draw:text-box>
            <text:p>git-review</text:p>
          </draw:text-box>
        </draw:frame>
        <draw:frame presentation:style-name="pr4" draw:layer="layout" svg:width="20.93cm" svg:height="12.573cm" svg:x="2.286cm" svg:y="4.039cm" presentation:class="outline" presentation:user-transformed="true">
          <draw:text-box>
            <text:list text:style-name="L3">
              <text:list-item>
                <text:p>Tool für die Kommandozeile</text:p>
              </text:list-item>
              <text:list-item>
                <text:p>Während einer SUSE Hackweek entstanden.</text:p>
                <text:p/>
              </text:list-item>
              <text:list-item>
                <text:p>Code, Issue Tracker und Wiki auf GitHub:</text:p>
                <text:p>https://github.com/b4mboo/git-review</text:p>
                <text:p/>
              </text:list-item>
              <text:list-item>
                <text:p>Projekt für Google Summer of Code 2012:</text:p>
                <text:p>http://en.opensuse.org/openSUSE:GSOC_2012</text:p>
                <text:p>=&gt; Student gesucht.</text:p>
                <text:p/>
              </text:list-item>
            </text:list>
          </draw:text-box>
        </draw:frame>
        <presentation:notes draw:style-name="dp4">
          <office:forms form:automatic-focus="false" form:apply-design-mode="false"/>
          <draw:page-thumbnail draw:style-name="gr3"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3" draw:master-page-name="Default_20_2" presentation:presentation-page-layout-name="AL1T1">
        <office:forms form:automatic-focus="false" form:apply-design-mode="false"/>
        <draw:frame presentation:style-name="pr3" draw:layer="layout" svg:width="20.93cm" svg:height="2.743cm" svg:x="2.286cm" svg:y="0.711cm" presentation:class="title">
          <draw:text-box>
            <text:p>Installation</text:p>
          </draw:text-box>
        </draw:frame>
        <draw:frame presentation:style-name="pr4" draw:text-style-name="P7" draw:layer="layout" svg:width="20.93cm" svg:height="8.332cm" svg:x="2.363cm" svg:y="7.29cm" presentation:class="outline" presentation:user-transformed="true">
          <draw:text-box>
            <text:list text:style-name="L3">
              <text:list-header>
                <text:p text:style-name="P7"><text:span text:style-name="T4"/></text:p>
                <text:p text:style-name="P7"><text:span text:style-name="T4">gem install git-review</text:span></text:p>
                <text:p text:style-name="P7"><text:span text:style-name="T4"/></text:p>
                <text:p text:style-name="P7"><text:span text:style-name="T4">git config --global github.login foo</text:span></text:p>
                <text:p text:style-name="P7"><text:span text:style-name="T4"/></text:p>
                <text:p text:style-name="P7"><text:span text:style-name="T4">git config --global github.password bar</text:span></text:p>
                <text:p text:style-name="P7"><text:span text:style-name="T4"/></text:p>
              </text:list-header>
            </text:list>
          </draw:text-box>
        </draw:frame>
        <draw:frame presentation:style-name="pr4" draw:layer="layout" svg:width="20.93cm" svg:height="4.742cm" svg:x="2.286cm" svg:y="4.04cm" presentation:class="outline" presentation:user-transformed="true">
          <draw:text-box>
            <text:list text:style-name="L3">
              <text:list-item>
                <text:p>Erhältlich als gem:</text:p>
                <text:p>http://rubygems.org</text:p>
                <text:p/>
              </text:list-item>
            </text:list>
          </draw:text-box>
        </draw:frame>
        <presentation:notes draw:style-name="dp4">
          <office:forms form:automatic-focus="false" form:apply-design-mode="false"/>
          <draw:page-thumbnail draw:style-name="gr3" draw:layer="layout" svg:width="13.968cm" svg:height="10.476cm" svg:x="3.81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3" draw:master-page-name="Default_20_2" presentation:presentation-page-layout-name="AL2T32">
        <office:forms form:automatic-focus="false" form:apply-design-mode="false"/>
        <draw:frame presentation:style-name="pr6" draw:text-style-name="P8" draw:layer="layout" svg:width="20.93cm" svg:height="15.9cm" svg:x="2.286cm" svg:y="0.711cm" presentation:class="subtitle">
          <draw:text-box>
            <text:p text:style-name="P8"><text:span text:style-name="T5">!</text:span></text:p>
            <text:p text:style-name="P8"><text:span text:style-name="T6">[PRÄSENTATION]</text:span></text:p>
          </draw:text-box>
        </draw:frame>
        <presentation:notes draw:style-name="dp4">
          <office:forms form:automatic-focus="false" form:apply-design-mode="false"/>
          <draw:page-thumbnail draw:style-name="gr3"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3" draw:master-page-name="Default_20_2" presentation:presentation-page-layout-name="AL2T32">
        <office:forms form:automatic-focus="false" form:apply-design-mode="false"/>
        <draw:frame presentation:style-name="pr6" draw:text-style-name="P8" draw:layer="layout" svg:width="20.93cm" svg:height="15.9cm" svg:x="2.286cm" svg:y="0.711cm" presentation:class="subtitle">
          <draw:text-box>
            <text:p text:style-name="P8"><text:span text:style-name="T5">?</text:span></text:p>
            <text:p text:style-name="P8"><text:span text:style-name="T6">[FRAGEN]</text:span></text:p>
          </draw:text-box>
        </draw:frame>
        <presentation:notes draw:style-name="dp4">
          <office:forms form:automatic-focus="false" form:apply-design-mode="false"/>
          <draw:page-thumbnail draw:style-name="gr3" draw:layer="layout" svg:width="13.968cm" svg:height="10.476cm" svg:x="3.81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5" draw:master-page-name="Logo_2b_Info">
        <office:forms form:automatic-focus="false" form:apply-design-mode="false"/>
        <presentation:notes draw:style-name="dp2">
          <draw:page-thumbnail draw:style-name="gr3" draw:layer="layout" svg:width="0.001cm" svg:height="0.001cm" svg:x="0cm" svg:y="2.123cm" draw:page-number="8" presentation:class="page"/>
          <draw:frame presentation:style-name="pr7" draw:text-style-name="P6" draw:layer="layout" svg:width="17.271cm" svg:height="10.73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51931f" draw:end-color="#77bd2d" draw:start-intensity="100%" draw:end-intensity="100%" draw:angle="1800" draw:border="0%"/>
    <draw:gradient draw:name="Gradient_20_11" draw:display-name="Gradient 11" draw:style="linear" draw:start-color="#000000" draw:end-color="#ffffff" draw:start-intensity="100%" draw:end-intensity="100%" draw:angle="0" draw:border="0%"/>
    <draw:gradient draw:name="Gradient_20_13" draw:display-name="Gradient 13" draw:style="linear" draw:start-color="#77bd2d" draw:end-color="#51931f"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USE_5f_template_5f_Libre-background" style:display-name="SUSE_template_Libre-background" style:family="presentation">
      <style:graphic-properties draw:stroke="none" draw:fill="none"/>
      <style:text-properties style:letter-kerning="true"/>
    </style:style>
    <style:style style:name="SUSE_5f_template_5f_Libre-backgroundobjects" style:display-name="SUSE_template_Libre-backgroundobjects" style:family="presentation">
      <style:graphic-properties draw:shadow="hidden" draw:shadow-offset-x="0.3cm" draw:shadow-offset-y="0.3cm" draw:shadow-color="#808080"/>
      <style:text-properties style:letter-kerning="true"/>
    </style:style>
    <style:style style:name="SUSE_5f_template_5f_Libre-notes" style:display-name="SUSE_template_Lib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SUSE_5f_template_5f_Libre-outline1" style:display-name="SUSE_template_Libre-outline1" style:family="presentation">
      <style:graphic-properties draw:stroke="none" draw:fill="none" draw:textarea-horizontal-align="left" draw:auto-grow-height="false" draw:fit-to-size="shrink-to-fit">
        <text:list-style style:name="SUSE_5f_template_5f_Libre-outline1" style:display-name="SUSE_template_Libr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SUSE_5f_template_5f_Libre-outline2" style:display-name="SUSE_template_Libre-outline2" style:family="presentation" style:parent-style-name="SUSE_5f_template_5f_Libre-outline1">
      <style:paragraph-properties fo:margin-left="0cm" fo:margin-right="0cm" fo:margin-top="0cm" fo:margin-bottom="0.152cm" fo:text-align="start" fo:text-indent="0cm"/>
      <style:text-properties fo:font-size="16pt" style:font-size-asian="16pt" style:font-size-complex="16pt"/>
    </style:style>
    <style:style style:name="SUSE_5f_template_5f_Libre-outline3" style:display-name="SUSE_template_Libre-outline3" style:family="presentation" style:parent-style-name="SUSE_5f_template_5f_Libre-outline2">
      <style:paragraph-properties fo:margin-left="0cm" fo:margin-right="0cm" fo:margin-top="0cm" fo:margin-bottom="0.152cm" fo:text-align="start" fo:text-indent="0cm"/>
      <style:text-properties fo:font-size="16pt" style:font-size-asian="24pt" style:font-size-complex="24pt"/>
    </style:style>
    <style:style style:name="SUSE_5f_template_5f_Libre-outline4" style:display-name="SUSE_template_Libre-outline4" style:family="presentation" style:parent-style-name="SUSE_5f_template_5f_Libre-outline3">
      <style:paragraph-properties fo:margin-left="0cm" fo:margin-right="0cm" fo:margin-top="0cm" fo:margin-bottom="0.152cm" fo:text-align="start" fo:text-indent="0cm"/>
      <style:text-properties fo:font-size="15pt" style:font-size-asian="20pt" style:font-size-complex="20pt"/>
    </style:style>
    <style:style style:name="SUSE_5f_template_5f_Libre-outline5" style:display-name="SUSE_template_Libre-outline5" style:family="presentation" style:parent-style-name="SUSE_5f_template_5f_Libre-outline4">
      <style:paragraph-properties fo:margin-left="0cm" fo:margin-right="0cm" fo:margin-top="0cm" fo:margin-bottom="0.152cm" fo:text-align="start" fo:text-indent="0cm"/>
      <style:text-properties fo:font-size="14pt" style:font-size-asian="20pt" style:font-size-complex="20pt"/>
    </style:style>
    <style:style style:name="SUSE_5f_template_5f_Libre-outline6" style:display-name="SUSE_template_Libre-outline6" style:family="presentation" style:parent-style-name="SUSE_5f_template_5f_Libre-outline5">
      <style:paragraph-properties fo:margin-left="0cm" fo:margin-right="0cm" fo:margin-top="0cm" fo:margin-bottom="0.152cm" fo:text-align="start" fo:text-indent="0cm"/>
      <style:text-properties fo:font-size="13pt" style:font-size-asian="20pt" style:font-size-complex="20pt"/>
    </style:style>
    <style:style style:name="SUSE_5f_template_5f_Libre-outline7" style:display-name="SUSE_template_Libre-outline7" style:family="presentation" style:parent-style-name="SUSE_5f_template_5f_Libre-outline6">
      <style:paragraph-properties fo:margin-left="0cm" fo:margin-right="0cm" fo:margin-top="0cm" fo:margin-bottom="0.152cm" fo:text-align="start" fo:text-indent="0cm"/>
      <style:text-properties fo:font-size="12pt" style:font-size-asian="20pt" style:font-size-complex="20pt"/>
    </style:style>
    <style:style style:name="SUSE_5f_template_5f_Libre-outline8" style:display-name="SUSE_template_Libre-outline8" style:family="presentation" style:parent-style-name="SUSE_5f_template_5f_Libre-outline7">
      <style:paragraph-properties fo:margin-left="0cm" fo:margin-right="0cm" fo:margin-top="0cm" fo:margin-bottom="0.152cm" fo:text-align="start" fo:text-indent="0cm"/>
      <style:text-properties fo:font-size="12pt" style:font-size-asian="20pt" style:font-size-complex="20pt"/>
    </style:style>
    <style:style style:name="SUSE_5f_template_5f_Libre-outline9" style:display-name="SUSE_template_Libre-outline9" style:family="presentation" style:parent-style-name="SUSE_5f_template_5f_Libre-outline8">
      <style:paragraph-properties fo:margin-left="0cm" fo:margin-right="0cm" fo:margin-top="0cm" fo:margin-bottom="0.152cm" fo:text-align="start" fo:text-indent="0cm"/>
      <style:text-properties fo:font-size="12pt" style:font-size-asian="20pt" style:font-size-complex="20pt"/>
    </style:style>
    <style:style style:name="SUSE_5f_template_5f_Libre-subtitle" style:display-name="SUSE_template_Libre-subtitle" style:family="presentation">
      <style:graphic-properties draw:stroke="none" draw:fill="none" draw:textarea-horizontal-align="left" draw:textarea-vertical-align="top" draw:auto-grow-height="false">
        <text:list-style style:name="SUSE_5f_template_5f_Libre-subtitle" style:display-name="SUSE_template_Lib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SUSE_5f_template_5f_Libre-title" style:display-name="SUSE_template_Libre-title" style:family="presentation">
      <style:graphic-properties draw:stroke="none" draw:fill="none" draw:textarea-horizontal-align="left" draw:textarea-vertical-align="bottom">
        <text:list-style style:name="SUSE_5f_template_5f_Libre-title" style:display-name="SUSE_template_Lib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draw:textarea-horizontal-align="left" draw:auto-grow-height="false" draw:fit-to-size="shrink-to-fit">
        <text:list-style style:name="Default_20_3-outline1" style:display-name="Default 3-outline1">
          <text:list-level-style-bullet text:level="1" text:bullet-char="•">
            <style:list-level-properties text:space-before="0.73cm" text:min-label-width="0.47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3cm" text:min-label-width="0.47cm"/>
            <style:text-properties fo:font-family="Arial" style:font-style-name="Regular" style:font-family-generic="swiss" fo:color="#454c51" fo:font-size="65%"/>
          </text:list-level-style-bullet>
          <text:list-level-style-bullet text:level="4" text:bullet-char="‒">
            <style:list-level-properties text:space-before="4.33cm" text:min-label-width="0.47cm"/>
            <style:text-properties fo:font-family="Arial" style:font-style-name="Regular" style:font-family-generic="swiss" fo:color="#454c51" fo:font-size="65%"/>
          </text:list-level-style-bullet>
          <text:list-level-style-bullet text:level="5" text:bullet-char="‒">
            <style:list-level-properties text:space-before="5.498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83cm"/>
            <style:text-properties fo:font-family="Arial" style:font-style-name="Regular" style:font-family-generic="swiss" fo:color="#454c51" fo:font-size="65%"/>
          </text:list-level-style-bullet>
          <text:list-level-style-bullet text:level="7" text:bullet-char="‒">
            <style:list-level-properties text:space-before="7.899cm" text:min-label-width="0.483cm"/>
            <style:text-properties fo:font-family="Arial" style:font-style-name="Regular" style:font-family-generic="swiss" fo:color="#454c51" fo:font-size="65%"/>
          </text:list-level-style-bullet>
          <text:list-level-style-bullet text:level="8" text:bullet-char="‒">
            <style:list-level-properties text:space-before="9.119cm" text:min-label-width="0.483cm"/>
            <style:text-properties fo:font-family="Arial" style:font-style-name="Regular" style:font-family-generic="swiss" fo:color="#454c51" fo:font-size="65%"/>
          </text:list-level-style-bullet>
          <text:list-level-style-bullet text:level="9" text:bullet-char="‒">
            <style:list-level-properties text:space-before="10.312cm" text:min-label-width="0.483cm"/>
            <style:text-properties fo:font-family="Arial" style:font-style-name="Regular" style:font-family-generic="swiss" fo:color="#454c51" fo:font-size="65%"/>
          </text:list-level-style-bullet>
          <text:list-level-style-bullet text:level="10" text:bullet-char="‒">
            <style:list-level-properties text:space-before="11.4cm" text:min-label-width="0.6cm"/>
            <style:text-properties fo:font-family="Arial" style:font-style-name="Regular" style:font-family-generic="swiss" fo:color="#454c51" fo:font-size="65%"/>
          </text:list-level-style-bullet>
        </text:list-style>
      </style:graphic-properties>
      <style:paragraph-properties fo:margin-left="-0.73cm" fo:margin-right="0cm" fo:margin-top="0cm" fo:margin-bottom="0.406cm" fo:text-indent="0cm"/>
      <style:text-properties fo:color="#454c51"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1.146cm" fo:margin-right="0cm" fo:margin-top="0cm" fo:margin-bottom="0.406cm" fo:text-indent="0cm"/>
      <style:text-properties fo:color="#454c51" fo:font-size="20pt" style:font-size-asian="28pt" style:font-size-complex="28pt"/>
    </style:style>
    <style:style style:name="Default_20_3-outline3" style:display-name="Default 3-outline3" style:family="presentation" style:parent-style-name="Default_20_3-outline2">
      <style:paragraph-properties fo:margin-left="-1.342cm" fo:margin-right="0cm" fo:margin-top="0cm" fo:margin-bottom="0.406cm" fo:text-indent="0cm"/>
      <style:text-properties fo:color="#454c51" fo:font-size="16pt" style:font-size-asian="24pt" style:font-size-complex="24pt"/>
    </style:style>
    <style:style style:name="Default_20_3-outline4" style:display-name="Default 3-outline4" style:family="presentation" style:parent-style-name="Default_20_3-outline3">
      <style:paragraph-properties fo:margin-left="-1.79cm" fo:margin-right="0cm" fo:margin-top="0cm" fo:margin-bottom="0.406cm" fo:text-indent="0cm"/>
      <style:text-properties fo:color="#454c51" fo:font-size="14pt" style:font-size-asian="20pt" style:font-size-complex="20pt"/>
    </style:style>
    <style:style style:name="Default_20_3-outline5" style:display-name="Default 3-outline5" style:family="presentation" style:parent-style-name="Default_20_3-outline4">
      <style:paragraph-properties fo:margin-left="-2.206cm" fo:margin-right="0cm" fo:margin-top="0cm" fo:margin-bottom="0.406cm" fo:text-indent="0cm"/>
      <style:text-properties fo:color="#454c51" fo:font-size="12pt" style:font-size-asian="20pt" style:font-size-complex="20pt"/>
    </style:style>
    <style:style style:name="Default_20_3-outline6" style:display-name="Default 3-outline6" style:family="presentation" style:parent-style-name="Default_20_3-outline5">
      <style:paragraph-properties fo:margin-left="-3.406cm" fo:margin-right="0cm" fo:margin-top="0cm" fo:margin-bottom="0.406cm" fo:text-indent="0cm"/>
      <style:text-properties fo:color="#454c51" fo:font-size="12pt" style:font-size-asian="20pt" style:font-size-complex="20pt"/>
    </style:style>
    <style:style style:name="Default_20_3-outline7" style:display-name="Default 3-outline7" style:family="presentation" style:parent-style-name="Default_20_3-outline6">
      <style:paragraph-properties fo:margin-left="-4.606cm" fo:margin-right="0cm" fo:margin-top="0cm" fo:margin-bottom="0.406cm" fo:text-indent="0cm"/>
      <style:text-properties fo:color="#454c51" fo:font-size="12pt" style:font-size-asian="20pt" style:font-size-complex="20pt"/>
    </style:style>
    <style:style style:name="Default_20_3-outline8" style:display-name="Default 3-outline8" style:family="presentation" style:parent-style-name="Default_20_3-outline7">
      <style:paragraph-properties fo:margin-left="-5.806cm" fo:margin-right="0cm" fo:margin-top="0cm" fo:margin-bottom="0.406cm" fo:text-indent="0cm"/>
      <style:text-properties fo:color="#454c51" fo:font-size="12pt" style:font-size-asian="20pt" style:font-size-complex="20pt"/>
    </style:style>
    <style:style style:name="Default_20_3-outline9" style:display-name="Default 3-outline9" style:family="presentation" style:parent-style-name="Default_20_3-outline8">
      <style:paragraph-properties fo:margin-left="-7.006cm" fo:margin-right="0cm" fo:margin-top="0cm" fo:margin-bottom="0.406cm" fo:text-indent="0cm"/>
      <style:text-properties fo:color="#454c51" fo:font-size="12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draw:textarea-horizontal-align="left" draw:auto-grow-height="false" draw:fit-to-size="false">
        <text:list-style style:name="Default_20_2-outline1" style:display-name="Default 2-outline1">
          <text:list-level-style-bullet text:level="1" text:bullet-char="•">
            <style:list-level-properties text:space-before="0.737cm" text:min-label-width="0.483cm"/>
            <style:text-properties fo:font-family="Arial" style:font-style-name="Regular" style:font-family-generic="swiss" fo:color="#454c51" fo:font-size="65%"/>
          </text:list-level-style-bullet>
          <text:list-level-style-bullet text:level="2" text:bullet-char="‒">
            <style:list-level-properties text:space-before="1.905cm" text:min-label-width="0.483cm"/>
            <style:text-properties fo:font-family="Arial" style:font-style-name="Regular" style:font-family-generic="swiss" fo:color="#454c51" fo:font-size="65%"/>
          </text:list-level-style-bullet>
          <text:list-level-style-bullet text:level="3" text:bullet-char="‒">
            <style:list-level-properties text:space-before="3.124cm" text:min-label-width="0.483cm"/>
            <style:text-properties fo:font-family="Arial" style:font-style-name="Regular" style:font-family-generic="swiss" fo:color="#454c51" fo:font-size="65%"/>
          </text:list-level-style-bullet>
          <text:list-level-style-bullet text:level="4" text:bullet-char="‒">
            <style:list-level-properties text:space-before="4.318cm" text:min-label-width="0.483cm"/>
            <style:text-properties fo:font-family="Arial" style:font-style-name="Regular" style:font-family-generic="swiss" fo:color="#454c51" fo:font-size="65%"/>
          </text:list-level-style-bullet>
          <text:list-level-style-bullet text:level="5" text:bullet-char="‒">
            <style:list-level-properties text:space-before="5.486cm" text:min-label-width="0.483cm"/>
            <style:text-properties fo:font-family="Arial" style:font-style-name="Regular" style:font-family-generic="swiss" fo:color="#454c51" fo:font-size="65%"/>
          </text:list-level-style-bullet>
          <text:list-level-style-bullet text:level="6" text:bullet-char="‒">
            <style:list-level-properties text:space-before="6.706cm" text:min-label-width="0.473cm"/>
            <style:text-properties fo:font-family="Arial" style:font-style-name="Regular" style:font-family-generic="swiss" fo:color="#454c51" fo:font-size="65%"/>
          </text:list-level-style-bullet>
          <text:list-level-style-bullet text:level="7" text:bullet-char="‒">
            <style:list-level-properties text:space-before="7.899cm" text:min-label-width="0.473cm"/>
            <style:text-properties fo:font-family="Arial" style:font-style-name="Regular" style:font-family-generic="swiss" fo:color="#454c51" fo:font-size="65%"/>
          </text:list-level-style-bullet>
          <text:list-level-style-bullet text:level="8" text:bullet-char="‒">
            <style:list-level-properties text:space-before="9.127cm" text:min-label-width="0.473cm"/>
            <style:text-properties fo:font-family="Arial" style:font-style-name="Regular" style:font-family-generic="swiss" fo:color="#454c51" fo:font-size="65%"/>
          </text:list-level-style-bullet>
          <text:list-level-style-bullet text:level="9" text:bullet-char="‒">
            <style:list-level-properties text:space-before="10.312cm" text:min-label-width="0.473cm"/>
            <style:text-properties fo:font-family="Arial" style:font-style-name="Regular" style:font-family-generic="swiss" fo:color="#454c51" fo:font-size="65%"/>
          </text:list-level-style-bullet>
          <text:list-level-style-bullet text:level="10" text:bullet-char="‒">
            <style:list-level-properties text:space-before="11.405cm" text:min-label-width="0.483cm"/>
            <style:text-properties fo:font-family="Arial" style:font-style-name="Regular" style:font-family-generic="swiss" fo:color="#454c51" fo:font-size="65%"/>
          </text:list-level-style-bullet>
        </text:list-style>
      </style:graphic-properties>
      <style:paragraph-properties fo:margin-left="-0.727cm" fo:margin-right="0cm" fo:margin-top="0.35cm" fo:margin-bottom="0cm" fo:text-indent="0cm">
        <style:tab-stops/>
      </style:paragraph-properties>
      <style:text-properties fo:color="#454c51"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1.146cm" fo:margin-right="0cm" fo:margin-top="0.15cm" fo:margin-bottom="0cm" fo:text-indent="0cm"/>
      <style:text-properties fo:color="#454c51" fo:font-size="20pt" style:font-size-asian="28pt" style:font-size-complex="28pt"/>
    </style:style>
    <style:style style:name="Default_20_2-outline3" style:display-name="Default 2-outline3" style:family="presentation" style:parent-style-name="Default_20_2-outline2">
      <style:paragraph-properties fo:margin-left="-1.352cm" fo:margin-right="0cm" fo:margin-top="0cm" fo:margin-bottom="0cm" fo:text-indent="0cm"/>
      <style:text-properties fo:color="#454c51" fo:font-size="16pt" style:font-size-asian="24pt" style:font-size-complex="24pt"/>
    </style:style>
    <style:style style:name="Default_20_2-outline4" style:display-name="Default 2-outline4" style:family="presentation" style:parent-style-name="Default_20_2-outline3">
      <style:paragraph-properties fo:margin-left="-1.753cm" fo:margin-right="0cm" fo:margin-top="0cm" fo:margin-bottom="0cm" fo:text-indent="0cm"/>
      <style:text-properties fo:color="#454c51" fo:font-size="14pt" style:font-size-asian="20pt" style:font-size-complex="20pt"/>
    </style:style>
    <style:style style:name="Default_20_2-outline5" style:display-name="Default 2-outline5" style:family="presentation" style:parent-style-name="Default_20_2-outline4">
      <style:paragraph-properties fo:margin-left="-2.213cm" fo:margin-right="0cm" fo:margin-top="0cm" fo:margin-bottom="0.2cm" fo:text-indent="0cm"/>
      <style:text-properties fo:color="#454c51" fo:font-size="12pt" style:font-size-asian="20pt" style:font-size-complex="20pt"/>
    </style:style>
    <style:style style:name="Default_20_2-outline6" style:display-name="Default 2-outline6" style:family="presentation" style:parent-style-name="Default_20_2-outline5">
      <style:paragraph-properties fo:margin-left="-3.413cm" fo:margin-right="0cm" fo:margin-top="0cm" fo:margin-bottom="0.2cm" fo:text-indent="0cm"/>
      <style:text-properties fo:color="#454c51" fo:font-size="12pt" style:font-size-asian="20pt" style:font-size-complex="20pt"/>
    </style:style>
    <style:style style:name="Default_20_2-outline7" style:display-name="Default 2-outline7" style:family="presentation" style:parent-style-name="Default_20_2-outline6">
      <style:paragraph-properties fo:margin-left="-4.613cm" fo:margin-right="0cm" fo:margin-top="0cm" fo:margin-bottom="0.2cm" fo:text-indent="0cm"/>
      <style:text-properties fo:color="#454c51" fo:font-size="12pt" style:font-size-asian="20pt" style:font-size-complex="20pt"/>
    </style:style>
    <style:style style:name="Default_20_2-outline8" style:display-name="Default 2-outline8" style:family="presentation" style:parent-style-name="Default_20_2-outline7">
      <style:paragraph-properties fo:margin-left="-5.813cm" fo:margin-right="0cm" fo:margin-top="0cm" fo:margin-bottom="0.2cm" fo:text-indent="0cm"/>
      <style:text-properties fo:color="#454c51" fo:font-size="12pt" style:font-size-asian="20pt" style:font-size-complex="20pt"/>
    </style:style>
    <style:style style:name="Default_20_2-outline9" style:display-name="Default 2-outline9" style:family="presentation" style:parent-style-name="Default_20_2-outline8">
      <style:paragraph-properties fo:margin-left="-7.013cm" fo:margin-right="0cm" fo:margin-top="0cm" fo:margin-bottom="0.2cm" fo:text-indent="0cm"/>
      <style:text-properties fo:color="#454c51" fo:font-size="12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Default_20_4-outline2" style:display-name="Default 4-outline2" style:family="presentation" style:parent-style-name="Default_20_4-outline1">
      <style:paragraph-properties fo:margin-top="0cm" fo:margin-bottom="0.4cm"/>
      <style:text-properties fo:font-size="20pt" style:font-size-asian="28pt" style:font-size-complex="28pt"/>
    </style:style>
    <style:style style:name="Default_20_4-outline3" style:display-name="Default 4-outline3" style:family="presentation" style:parent-style-name="Default_20_4-outline2">
      <style:paragraph-properties fo:margin-top="0cm" fo:margin-bottom="0.3cm"/>
      <style:text-properties fo:font-size="16pt" style:font-size-asian="24pt" style:font-size-complex="24pt"/>
    </style:style>
    <style:style style:name="Default_20_4-outline4" style:display-name="Default 4-outline4" style:family="presentation" style:parent-style-name="Default_20_4-outline3">
      <style:paragraph-properties fo:margin-top="0cm" fo:margin-bottom="0.2cm"/>
      <style:text-properties fo:font-size="14pt" style:font-size-asian="20pt" style:font-size-complex="20pt"/>
    </style:style>
    <style:style style:name="Default_20_4-outline5" style:display-name="Default 4-outline5" style:family="presentation" style:parent-style-name="Default_20_4-outline4">
      <style:paragraph-properties fo:margin-top="0cm" fo:margin-bottom="0.1cm"/>
      <style:text-properties fo:font-size="12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6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_20_4-title" style:display-name="Default 4-title" style:family="presentation">
      <style:graphic-properties draw:stroke="none" draw:fill="none" draw:textarea-horizontal-align="right"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Default_20_7-background" style:display-name="Default 7-background" style:family="presentation">
      <style:graphic-properties draw:stroke="none" draw:fill="none"/>
      <style:text-properties style:letter-kerning="true"/>
    </style:style>
    <style:style style:name="Default_20_7-backgroundobjects" style:display-name="Default 7-backgroundobjects" style:family="presentation">
      <style:graphic-properties draw:shadow="hidden" draw:shadow-offset-x="0.3cm" draw:shadow-offset-y="0.3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Default_20_7-outline2" style:display-name="Default 7-outline2" style:family="presentation" style:parent-style-name="Default_20_7-outline1">
      <style:paragraph-properties fo:margin-top="0cm" fo:margin-bottom="0cm"/>
      <style:text-properties fo:font-family="Arial" style:font-family-generic="swiss" style:font-pitch="variable" fo:font-size="6pt" style:font-size-asian="6pt" style:font-size-complex="6pt"/>
    </style:style>
    <style:style style:name="Default_20_7-outline3" style:display-name="Default 7-outline3" style:family="presentation" style:parent-style-name="Default_20_7-outline2">
      <style:paragraph-properties fo:margin-top="0cm" fo:margin-bottom="0cm"/>
      <style:text-properties fo:font-family="Arial" style:font-family-generic="swiss" style:font-pitch="variable" fo:font-size="6pt" style:font-size-asian="6pt" style:font-size-complex="6pt"/>
    </style:style>
    <style:style style:name="Default_20_7-outline4" style:display-name="Default 7-outline4" style:family="presentation" style:parent-style-name="Default_20_7-outline3">
      <style:paragraph-properties fo:margin-top="0cm" fo:margin-bottom="0cm"/>
      <style:text-properties fo:font-family="Arial" style:font-family-generic="swiss" style:font-pitch="variable" fo:font-size="6pt" style:font-size-asian="6pt" style:font-size-complex="6pt"/>
    </style:style>
    <style:style style:name="Default_20_7-outline5" style:display-name="Default 7-outline5" style:family="presentation" style:parent-style-name="Default_20_7-outline4">
      <style:paragraph-properties fo:margin-top="0cm" fo:margin-bottom="0cm"/>
      <style:text-properties fo:font-family="Arial" style:font-family-generic="swiss" style:font-pitch="variable" fo:font-size="6pt" style:font-size-asian="6pt" style:font-size-complex="6pt"/>
    </style:style>
    <style:style style:name="Default_20_7-outline6" style:display-name="Default 7-outline6" style:family="presentation" style:parent-style-name="Default_20_7-outline5">
      <style:paragraph-properties fo:margin-top="0cm" fo:margin-bottom="0cm"/>
      <style:text-properties fo:font-family="Arial" style:font-family-generic="swiss" style:font-pitch="variable" fo:font-size="6pt" style:font-size-asian="6pt" style:font-size-complex="6pt"/>
    </style:style>
    <style:style style:name="Default_20_7-outline7" style:display-name="Default 7-outline7" style:family="presentation" style:parent-style-name="Default_20_7-outline6">
      <style:paragraph-properties fo:margin-top="0cm" fo:margin-bottom="0cm"/>
      <style:text-properties fo:font-family="Arial" style:font-family-generic="swiss" style:font-pitch="variable" fo:font-size="6pt" style:font-size-asian="6pt" style:font-size-complex="6pt"/>
    </style:style>
    <style:style style:name="Default_20_7-outline8" style:display-name="Default 7-outline8" style:family="presentation" style:parent-style-name="Default_20_7-outline7">
      <style:paragraph-properties fo:margin-top="0cm" fo:margin-bottom="0cm"/>
      <style:text-properties fo:font-family="Arial" style:font-family-generic="swiss" style:font-pitch="variable" fo:font-size="6pt" style:font-size-asian="6pt" style:font-size-complex="6pt"/>
    </style:style>
    <style:style style:name="Default_20_7-outline9" style:display-name="Default 7-outline9" style:family="presentation" style:parent-style-name="Default_20_7-outline8">
      <style:paragraph-properties fo:margin-top="0cm" fo:margin-bottom="0cm"/>
      <style:text-properties fo:font-family="Arial" style:font-family-generic="swiss" style:font-pitch="variable" fo:font-size="6pt" style:font-size-asian="6pt" style:font-size-complex="6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_20_7-title" style:display-name="Default 7-title" style:family="presentation">
      <style:graphic-properties draw:stroke="none" draw:fill="none" draw:textarea-horizontal-align="left" draw:textarea-vertical-align="top">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fill-image-width="0cm" draw:fill-image-height="0cm" draw:textarea-horizontal-align="left" draw:auto-grow-height="false" draw:fit-to-size="false">
        <text:list-style style:name="Default_20_1-outline1" style:display-name="Default 1-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1.412cm" fo:margin-right="0cm" fo:margin-top="0cm" fo:margin-bottom="0.4cm" fo:text-indent="0cm"/>
      <style:text-properties fo:color="#454c51" fo:font-family="Arial" style:font-family-generic="swiss" style:font-pitch="variable" fo:font-size="20pt" style:font-size-asian="20pt" style:font-size-complex="20pt"/>
    </style:style>
    <style:style style:name="Default_20_1-outline3" style:display-name="Default 1-outline3" style:family="presentation" style:parent-style-name="Default_20_1-outline2">
      <style:paragraph-properties fo:margin-left="-2.094cm" fo:margin-right="0cm" fo:margin-top="0cm" fo:margin-bottom="0.406cm" fo:text-indent="0cm"/>
      <style:text-properties fo:color="#454c51" fo:font-family="Arial" style:font-family-generic="swiss" style:font-pitch="variable" fo:font-size="16pt" style:font-size-asian="16pt" style:font-size-complex="16pt"/>
    </style:style>
    <style:style style:name="Default_20_1-outline4" style:display-name="Default 1-outline4" style:family="presentation" style:parent-style-name="Default_20_1-outline3">
      <style:paragraph-properties fo:margin-left="-2.8cm" fo:margin-right="0cm" fo:margin-top="0cm" fo:margin-bottom="0.406cm" fo:text-indent="0cm"/>
      <style:text-properties fo:color="#454c51" fo:font-family="Arial" style:font-family-generic="swiss" style:font-pitch="variable" fo:font-size="14pt" style:font-size-asian="14pt" style:font-size-complex="14pt"/>
    </style:style>
    <style:style style:name="Default_20_1-outline5" style:display-name="Default 1-outline5" style:family="presentation" style:parent-style-name="Default_20_1-outline4">
      <style:paragraph-properties fo:margin-left="-2.864cm" fo:margin-right="0cm" fo:margin-top="0cm" fo:margin-bottom="0.406cm" fo:text-indent="0cm"/>
      <style:text-properties fo:color="#454c51" fo:font-family="Arial" style:font-family-generic="swiss" style:font-pitch="variable" fo:font-size="12pt" style:font-size-asian="12pt" style:font-size-complex="12pt"/>
    </style:style>
    <style:style style:name="Default_20_1-outline6" style:display-name="Default 1-outline6" style:family="presentation" style:parent-style-name="Default_20_1-outline5">
      <style:paragraph-properties fo:margin-left="-4.064cm" fo:margin-right="0cm" fo:margin-top="0cm" fo:margin-bottom="0.406cm" fo:text-indent="0cm"/>
      <style:text-properties fo:color="#454c51" fo:font-family="Arial" style:font-family-generic="swiss" style:font-pitch="variable" fo:font-size="12pt" style:font-size-asian="12pt" style:font-size-complex="12pt"/>
    </style:style>
    <style:style style:name="Default_20_1-outline7" style:display-name="Default 1-outline7" style:family="presentation" style:parent-style-name="Default_20_1-outline6">
      <style:paragraph-properties fo:margin-left="-5.264cm" fo:margin-right="0cm" fo:margin-top="0cm" fo:margin-bottom="0.406cm" fo:text-indent="0cm"/>
      <style:text-properties fo:color="#454c51" fo:font-family="Arial" style:font-family-generic="swiss" style:font-pitch="variable" fo:font-size="12pt" style:font-size-asian="12pt" style:font-size-complex="12pt"/>
    </style:style>
    <style:style style:name="Default_20_1-outline8" style:display-name="Default 1-outline8" style:family="presentation" style:parent-style-name="Default_20_1-outline7">
      <style:paragraph-properties fo:margin-left="-6.435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Default_20_1-outline9" style:display-name="Default 1-outline9" style:family="presentation" style:parent-style-name="Default_20_1-outline8">
      <style:paragraph-properties fo:margin-left="-7.635cm" fo:margin-right="0cm" fo:margin-top="0cm" fo:margin-bottom="0.406cm" fo:text-indent="0cm"/>
      <style:text-properties fo:color="#454c51" fo:font-family="Arial" style:font-family-generic="swiss" style:font-pitch="variable" fo:font-size="12pt" style:font-size-asian="12pt" style:font-size-complex="12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shadow="hidden" draw:shadow-offset-x="0.3cm" draw:shadow-offset-y="0.3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Default_20_6-outline2" style:display-name="Default 6-outline2" style:family="presentation" style:parent-style-name="Default_20_6-outline1">
      <style:paragraph-properties fo:margin-top="0cm" fo:margin-bottom="0.4cm"/>
      <style:text-properties fo:font-family="Arial" style:font-family-generic="swiss" style:font-pitch="variable" fo:font-size="28pt" style:font-size-asian="28pt" style:font-size-complex="28pt"/>
    </style:style>
    <style:style style:name="Default_20_6-outline3" style:display-name="Default 6-outline3" style:family="presentation" style:parent-style-name="Default_20_6-outline2">
      <style:paragraph-properties fo:margin-top="0cm" fo:margin-bottom="0.3cm"/>
      <style:text-properties fo:font-family="Arial" style:font-family-generic="swiss" style:font-pitch="variable" fo:font-size="24pt" style:font-size-asian="24pt" style:font-size-complex="24pt"/>
    </style:style>
    <style:style style:name="Default_20_6-outline4" style:display-name="Default 6-outline4" style:family="presentation" style:parent-style-name="Default_20_6-outline3">
      <style:paragraph-properties fo:margin-top="0cm" fo:margin-bottom="0.2cm"/>
      <style:text-properties fo:font-family="Arial" style:font-family-generic="swiss" style:font-pitch="variable" fo:font-size="20pt" style:font-size-asian="20pt" style:font-size-complex="20pt"/>
    </style:style>
    <style:style style:name="Default_20_6-outline5" style:display-name="Default 6-outline5" style:family="presentation" style:parent-style-name="Default_20_6-outline4">
      <style:paragraph-properties fo:margin-top="0cm" fo:margin-bottom="0.1cm"/>
      <style:text-properties fo:font-family="Arial" style:font-family-generic="swiss" style:font-pitch="variable"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family="Arial" style:font-family-generic="swiss" style:font-pitch="variable"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family="Arial" style:font-family-generic="swiss" style:font-pitch="variable"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family="Arial" style:font-family-generic="swiss" style:font-pitch="variable"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family="Arial" style:font-family-generic="swiss" style:font-pitch="variable"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Default_20_5-outline2" style:display-name="Default 5-outline2" style:family="presentation" style:parent-style-name="Default_20_5-outline1">
      <style:paragraph-properties fo:margin-top="0cm" fo:margin-bottom="0.4cm"/>
      <style:text-properties fo:font-family="Arial" style:font-family-generic="swiss" style:font-pitch="variable" fo:font-size="28pt" style:font-size-asian="28pt" style:font-size-complex="28pt"/>
    </style:style>
    <style:style style:name="Default_20_5-outline3" style:display-name="Default 5-outline3" style:family="presentation" style:parent-style-name="Default_20_5-outline2">
      <style:paragraph-properties fo:margin-top="0cm" fo:margin-bottom="0.3cm"/>
      <style:text-properties fo:font-family="Arial" style:font-family-generic="swiss" style:font-pitch="variable" fo:font-size="24pt" style:font-size-asian="24pt" style:font-size-complex="24pt"/>
    </style:style>
    <style:style style:name="Default_20_5-outline4" style:display-name="Default 5-outline4" style:family="presentation" style:parent-style-name="Default_20_5-outline3">
      <style:paragraph-properties fo:margin-top="0cm" fo:margin-bottom="0.2cm"/>
      <style:text-properties fo:font-size="20pt" style:font-size-asian="20pt" style:font-size-complex="20pt"/>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1cm" fo:margin-bottom="0.051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left="0cm" fo:margin-right="0cm" fo:margin-top="0.051cm" fo:margin-bottom="0.051cm" fo:text-indent="0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left="0cm" fo:margin-right="0cm" fo:margin-top="0.051cm" fo:margin-bottom="0.051cm" fo:text-indent="0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left="0cm" fo:margin-right="0cm" fo:margin-top="0.051cm" fo:margin-bottom="0.051cm" fo:text-indent="0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left="0cm" fo:margin-right="0cm" fo:margin-top="0.051cm" fo:margin-bottom="0.051cm" fo:text-indent="0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left="0cm" fo:margin-right="0cm" fo:margin-top="0.051cm" fo:margin-bottom="0.051cm" fo:text-indent="0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left="0cm" fo:margin-right="0cm" fo:margin-top="0.051cm" fo:margin-bottom="0.051cm" fo:text-indent="0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left="0cm" fo:margin-right="0cm" fo:margin-top="0.051cm" fo:margin-bottom="0.051cm" fo:text-indent="0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left="0cm" fo:margin-right="0cm" fo:margin-top="0.051cm" fo:margin-bottom="0.051cm" fo:text-indent="0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Legal-outline3" style:family="presentation" style:parent-style-name="Legal-outline2">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Legal-outline4" style:family="presentation" style:parent-style-name="Legal-outline3">
      <style:paragraph-properties fo:margin-left="0cm" fo:margin-right="0cm" fo:margin-top="0cm" fo:margin-bottom="0cm" fo:text-indent="0cm"/>
      <style:text-properties fo:font-size="6pt" style:font-size-asian="6pt" style:font-size-complex="6pt"/>
    </style:style>
    <style:style style:name="Legal-outline5" style:family="presentation" style:parent-style-name="Legal-outline4">
      <style:paragraph-properties fo:margin-left="0cm" fo:margin-right="0cm" fo:margin-top="0cm" fo:margin-bottom="0cm" fo:text-indent="0cm"/>
      <style:text-properties fo:font-size="6pt" style:font-size-asian="6pt" style:font-size-complex="6pt"/>
    </style:style>
    <style:style style:name="Legal-outline6" style:family="presentation" style:parent-style-name="Legal-outline5">
      <style:paragraph-properties fo:margin-left="0cm" fo:margin-right="0cm" fo:margin-top="0cm" fo:margin-bottom="0cm" fo:text-indent="0cm"/>
      <style:text-properties fo:font-size="6pt" style:font-size-asian="6pt" style:font-size-complex="6pt"/>
    </style:style>
    <style:style style:name="Legal-outline7" style:family="presentation" style:parent-style-name="Legal-outline6">
      <style:paragraph-properties fo:margin-left="0cm" fo:margin-right="0cm" fo:margin-top="0cm" fo:margin-bottom="0cm" fo:text-indent="0cm"/>
      <style:text-properties fo:font-size="6pt" style:font-size-asian="6pt" style:font-size-complex="6pt"/>
    </style:style>
    <style:style style:name="Legal-outline8" style:family="presentation" style:parent-style-name="Legal-outline7">
      <style:paragraph-properties fo:margin-left="0cm" fo:margin-right="0cm" fo:margin-top="0cm" fo:margin-bottom="0cm" fo:text-indent="0cm"/>
      <style:text-properties fo:font-size="6pt" style:font-size-asian="6pt" style:font-size-complex="6pt"/>
    </style:style>
    <style:style style:name="Legal-outline9" style:family="presentation" style:parent-style-name="Legal-outline8">
      <style:paragraph-properties fo:margin-left="0cm" fo:margin-right="0cm" fo:margin-top="0cm" fo:margin-bottom="0cm" fo:text-indent="0cm"/>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gradient" draw:fill-gradient-name="Gradient_20_10"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13"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26cm" svg:stroke-color="#ffffff" svg:stroke-opacity="31%"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26cm" svg:stroke-color="#3f7418" svg:stroke-opacity="48%" draw:stroke-linejoin="roun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0cm"/>
    </style:style>
    <style:style style:name="Mgr12"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SUSE_5f_template_5f_Libre-backgroundobjects">
      <style:graphic-properties draw:stroke="none" draw:fill="none" draw:fill-color="#ffffff" draw:auto-grow-height="false" fo:min-height="1.397cm"/>
    </style:style>
    <style:style style:name="Mpr2" style:family="presentation" style:parent-style-name="SUSE_5f_template_5f_Libre-backgroundobjects">
      <style:graphic-properties draw:stroke="none" draw:fill="none" draw:fill-color="#ffffff" draw:textarea-vertical-align="bottom" draw:auto-grow-height="false" fo:min-height="1.397cm"/>
    </style:style>
    <style:style style:name="Mpr3" style:family="presentation" style:parent-style-name="Default_20_3-backgroundobjects">
      <style:graphic-properties draw:stroke="none" draw:fill="none" draw:fill-color="#ffffff" draw:auto-grow-height="false" fo:min-height="1.397cm" fo:min-width="8.869cm"/>
    </style:style>
    <style:style style:name="Mpr4" style:family="presentation" style:parent-style-name="Default_20_3-backgroundobjects">
      <style:graphic-properties draw:stroke="none" draw:fill="none" draw:fill-color="#ffffff" draw:textarea-vertical-align="bottom" draw:auto-grow-height="false" fo:min-height="1.397cm" fo:min-width="8.869cm"/>
    </style:style>
    <style:style style:name="Mpr5" style:family="presentation" style:parent-style-name="Default_20_2-backgroundobjects">
      <style:graphic-properties draw:stroke="none" draw:fill="none" draw:fill-color="#ffffff" draw:auto-grow-height="false" fo:min-height="1.397cm" fo:min-width="8.869cm"/>
    </style:style>
    <style:style style:name="Mpr6" style:family="presentation" style:parent-style-name="Default_20_2-backgroundobjects">
      <style:graphic-properties draw:stroke="none" draw:fill="none" draw:fill-color="#ffffff" draw:textarea-vertical-align="bottom" draw:auto-grow-height="false" fo:min-height="1.397cm" fo:min-width="8.869cm"/>
    </style:style>
    <style:style style:name="Mpr7" style:family="presentation" style:parent-style-name="Default_20_4-backgroundobjects">
      <style:graphic-properties draw:stroke="none" draw:fill="none" draw:fill-color="#ffffff" draw:auto-grow-height="false" fo:min-height="1.397cm" fo:min-width="8.869cm"/>
    </style:style>
    <style:style style:name="Mpr8" style:family="presentation" style:parent-style-name="Default_20_4-backgroundobjects">
      <style:graphic-properties draw:stroke="none" draw:fill="none" draw:fill-color="#ffffff" draw:textarea-vertical-align="bottom" draw:auto-grow-height="false" fo:min-height="1.397cm" fo:min-width="8.869cm"/>
    </style:style>
    <style:style style:name="Mpr9" style:family="presentation" style:parent-style-name="Default_20_7-backgroundobjects">
      <style:graphic-properties draw:stroke="none" draw:fill="none" draw:fill-color="#ffffff" draw:auto-grow-height="false" fo:min-height="1.397cm" fo:min-width="8.869cm"/>
    </style:style>
    <style:style style:name="Mpr10" style:family="presentation" style:parent-style-name="Default_20_7-backgroundobjects">
      <style:graphic-properties draw:stroke="none" draw:fill="none" draw:fill-color="#ffffff" draw:textarea-vertical-align="bottom" draw:auto-grow-height="false" fo:min-height="1.397cm" fo:min-width="8.869cm"/>
    </style:style>
    <style:style style:name="Mpr11" style:family="presentation" style:parent-style-name="Default_20_1-backgroundobjects">
      <style:graphic-properties draw:stroke="none" draw:fill="none" draw:fill-color="#ffffff" draw:auto-grow-height="false" fo:min-height="1.397cm" fo:min-width="8.869cm"/>
    </style:style>
    <style:style style:name="Mpr12" style:family="presentation" style:parent-style-name="Default_20_1-backgroundobjects">
      <style:graphic-properties draw:stroke="none" draw:fill="none" draw:fill-color="#ffffff" draw:textarea-vertical-align="bottom" draw:auto-grow-height="false" fo:min-height="1.397cm" fo:min-width="8.869cm"/>
    </style:style>
    <style:style style:name="Mpr13" style:family="presentation" style:parent-style-name="Default_20_6-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Default_20_6-backgroundobjects">
      <style:graphic-properties draw:stroke="none" draw:fill="none" draw:fill-color="#ffffff" draw:auto-grow-height="false" fo:min-height="1.397cm" fo:min-width="8.869cm"/>
    </style:style>
    <style:style style:name="Mpr15" style:family="presentation" style:parent-style-name="Default_20_6-backgroundobjects">
      <style:graphic-properties draw:stroke="none" draw:fill="none" draw:fill-color="#ffffff" draw:textarea-vertical-align="bottom" draw:auto-grow-height="false" fo:min-height="1.397cm" fo:min-width="8.869cm"/>
    </style:style>
    <style:style style:name="Mpr16" style:family="presentation" style:parent-style-name="Default_20_5-backgroundobjects">
      <style:graphic-properties draw:stroke="none" draw:fill="none" draw:fill-color="#ffffff" draw:auto-grow-height="false" fo:min-height="1.397cm" fo:min-width="8.869cm"/>
    </style:style>
    <style:style style:name="Mpr17" style:family="presentation" style:parent-style-name="Default_20_5-backgroundobjects">
      <style:graphic-properties draw:stroke="none" draw:fill="none" draw:fill-color="#ffffff" draw:textarea-vertical-align="bottom" draw:auto-grow-height="false" fo:min-height="1.397cm" fo:min-width="8.869cm"/>
    </style:style>
    <style:style style:name="Mpr18"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9" style:family="presentation" style:parent-style-name="Logo_2b_Info-backgroundobjects">
      <style:graphic-properties draw:stroke="none" draw:fill="none" draw:fill-color="#ffffff" draw:auto-grow-height="false" fo:min-height="1.314cm"/>
    </style:style>
    <style:style style:name="Mpr20" style:family="presentation" style:parent-style-name="Logo_2b_Info-backgroundobjects">
      <style:graphic-properties draw:stroke="none" draw:fill="none" draw:fill-color="#ffffff" draw:auto-grow-height="false" fo:min-height="1.397cm" fo:min-width="8.869cm"/>
    </style:style>
    <style:style style:name="Mpr21" style:family="presentation" style:parent-style-name="Logo_2b_Info-backgroundobjects">
      <style:graphic-properties draw:stroke="none" draw:fill="none" draw:fill-color="#ffffff" draw:textarea-vertical-align="bottom" draw:auto-grow-height="false" fo:min-height="1.397cm" fo:min-width="8.869cm"/>
    </style:style>
    <style:style style:name="Mpr22" style:family="presentation" style:parent-style-name="Legal-backgroundobjects">
      <style:graphic-properties draw:stroke="none" draw:fill="none" draw:fill-color="#ffffff" draw:auto-grow-height="false" fo:min-height="1.397cm" fo:min-width="8.869cm"/>
    </style:style>
    <style:style style:name="Mpr23"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6" style:family="paragraph">
      <style:paragraph-properties fo:margin-left="0cm" fo:margin-right="0cm" fo:margin-top="0cm" fo:margin-bottom="0cm" fo:line-height="93%" fo:text-align="start" fo:text-indent="0cm" style:punctuation-wrap="hanging"/>
      <style:text-properties fo:hyphenate="false"/>
    </style:style>
    <style:style style:name="MP7" style:family="paragraph">
      <style:paragraph-properties fo:margin-left="0cm" fo:margin-right="0cm" fo:margin-top="0cm" fo:margin-bottom="0cm" fo:line-height="93%" fo:text-align="start" fo:text-indent="0cm" style:punctuation-wrap="hanging"/>
      <style:text-properties fo:font-size="18pt" fo:hyphenate="false"/>
    </style:style>
    <style:style style:name="MP8" style:family="paragraph">
      <style:paragraph-properties fo:text-align="center"/>
    </style:style>
    <style:style style:name="MP9" style:family="paragraph">
      <style:paragraph-properties fo:line-height="105%"/>
    </style:style>
    <style:style style:name="MP10" style:family="paragraph">
      <style:paragraph-properties fo:line-height="105%"/>
      <style:text-properties fo:color="#454c51" fo:font-size="14pt" fo:font-weight="bold" style:font-size-asian="14pt" style:font-weight-asian="bold" style:font-size-complex="14pt" style:font-weight-complex="bold"/>
    </style:style>
    <style:style style:name="MP11" style:family="paragraph">
      <style:text-properties fo:color="#454c51" fo:font-size="14pt" fo:font-weight="bold" style:font-size-asian="14pt" style:font-weight-asian="bold" style:font-size-complex="14pt" style:font-weight-complex="bold"/>
    </style:style>
    <style:style style:name="MP12"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3"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4" style:family="paragraph">
      <style:paragraph-properties fo:text-align="center"/>
      <style:text-properties fo:font-size="14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4" style:family="text">
      <style:text-properties fo:color="#454c51"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454c51" fo:font-size="14pt" fo:font-weight="bold" style:font-size-asian="14pt" style:font-weight-asian="bold" style:font-size-complex="14pt" style:font-weight-complex="bold"/>
    </style:style>
    <style:style style:name="MT6" style:family="text">
      <style:text-properties fo:color="#454c51" fo:font-size="13pt" fo:font-weight="normal" style:font-size-asian="13pt" style:font-weight-asian="normal" style:font-size-complex="13pt" style:font-weight-complex="normal"/>
    </style:style>
    <style:style style:name="MT7" style:family="text">
      <style:text-properties fo:color="#454c51"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10"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1"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1" draw:text-style-name="MP2" draw:layer="backgroundobjects" svg:width="4.257cm" svg:height="1.396cm" svg:x="14.776cm" svg:y="0cm" presentation:class="date-time">
        <draw:text-box>
          <text:p text:style-name="MP2"><text:span text:style-name="MT1"><presentation:date-time/></text:span></text:p>
        </draw:text-box>
      </draw:frame>
      <draw:frame draw:style-name="Mgr2" draw:text-style-name="MP1" draw:layer="backgroundobjects" svg:width="2.974cm" svg:height="1.396cm" svg:x="3.198cm" svg:y="26.543cm" presentation:class="footer">
        <draw:text-box>
          <text:p text:style-name="MP1"><text:span text:style-name="MT1"><presentation:footer/></text:span></text:p>
        </draw:text-box>
      </draw:frame>
      <draw:frame draw:style-name="Mgr2"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USE_5f_template_5f_Libre" style:display-name="SUSE_template_Libre" style:page-layout-name="PM1" draw:style-name="Mdp1">
      <draw:custom-shape draw:name="Rectangle 9" draw:style-name="Mgr3" draw:text-style-name="MP3" draw:layer="backgroundobjects" svg:width="24.129cm" svg:height="11.605cm" svg:x="0.637cm" svg:y="0.565cm">
        <text:p/>
        <draw:enhanced-geometry svg:viewBox="0 0 21600 21600" draw:type="rectangle" draw:enhanced-path="M 0 0 L 21600 0 21600 21600 0 21600 0 0 Z N"/>
      </draw:custom-shape>
      <draw:frame draw:name="Picture 6" draw:style-name="Mgr4" draw:text-style-name="MP3" draw:layer="backgroundobjects" svg:width="3.791cm" svg:height="2.332cm" svg:x="19.868cm" svg:y="15.271cm">
        <draw:image xlink:href="Pictures/1000000000000149000000CA67AC8671.jpg" xlink:type="simple" xlink:show="embed" xlink:actuate="onLoad">
          <text:p/>
        </draw:image>
      </draw:frame>
      <draw:frame presentation:style-name="SUSE_5f_template_5f_Libre-title" draw:layer="backgroundobjects" svg:width="21.558cm" svg:height="4.242cm" svg:x="2.286cm" svg:y="6.579cm" presentation:class="title" presentation:placeholder="true">
        <draw:text-box/>
      </draw:frame>
      <draw:frame presentation:style-name="SUSE_5f_template_5f_Libre-outline1" draw:layer="backgroundobjects" svg:width="10.566cm" svg:height="15.061cm" svg:x="2.261cm" svg:y="13.081cm" presentation:class="outline" presentation:placeholder="true">
        <draw:text-box/>
      </draw:frame>
      <presentation:notes style:page-layout-name="PM2">
        <draw:page-thumbnail presentation:style-name="SUSE_5f_template_5f_Libre-title" draw:layer="backgroundobjects" svg:width="13.968cm" svg:height="10.476cm" svg:x="3.81cm" svg:y="2.123cm" presentation:class="page"/>
        <draw:frame presentation:style-name="SUSE_5f_template_5f_Libr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0.93cm" svg:height="2.743cm" svg:x="2.286cm" svg:y="0.711cm" presentation:class="title" presentation:placeholder="true">
        <draw:text-box/>
      </draw:frame>
      <draw:frame presentation:style-name="Default_20_3-outline1" draw:layer="backgroundobjects" svg:width="20.93cm" svg:height="12.573cm" svg:x="2.286cm" svg:y="4.039cm" presentation:class="outline" presentation:placeholder="true">
        <draw:text-box/>
      </draw:frame>
      <draw:custom-shape draw:name="Rectangle 6" draw:style-name="Mgr5" draw:text-style-name="MP3" draw:layer="backgroundobjects" svg:width="24.129cm" svg:height="0.964cm" svg:x="0.638cm" svg:y="18.123cm">
        <text:p/>
        <draw:enhanced-geometry svg:viewBox="0 0 21600 21600" draw:type="rectangle" draw:enhanced-path="M 0 0 L 21600 0 21600 21600 0 21600 0 0 Z N"/>
      </draw:custom-shape>
      <draw:line draw:name="Straight Connector 11" draw:style-name="Mgr6" draw:text-style-name="MP3" draw:layer="backgroundobjects" svg:x1="2.291cm" svg:y1="18.123cm" svg:x2="2.291cm" svg:y2="19.088cm">
        <text:p/>
      </draw:line>
      <draw:line draw:name="Straight Connector 11" draw:style-name="Mgr7" draw:text-style-name="MP3" draw:layer="backgroundobjects" svg:x1="2.265cm" svg:y1="18.123cm" svg:x2="2.265cm" svg:y2="19.088cm">
        <text:p/>
      </draw:line>
      <draw:custom-shape draw:name="Text Box 5" draw:style-name="Mgr8" draw:text-style-name="MP5" draw:layer="backgroundobjects" svg:width="0.801cm" svg:height="0.762cm" svg:x="1.155cm" svg:y="18.233cm">
        <text:p text:style-name="MP4"><text:span text:style-name="MT3"><text:page-number>&lt;Nummer&gt;</text:page-number></text:span></text:p>
        <draw:enhanced-geometry svg:viewBox="0 0 21600 21600" draw:type="rectangle" draw:enhanced-path="M 0 0 L 21600 0 21600 21600 0 21600 0 0 Z N"/>
      </draw:custom-shap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Default_20_2" style:display-name="Default 2" style:page-layout-name="PM1" draw:style-name="Mdp1">
      <draw:frame presentation:style-name="Default_20_2-title" draw:layer="backgroundobjects" svg:width="20.93cm" svg:height="2.743cm" svg:x="2.286cm" svg:y="0.711cm" presentation:class="title" presentation:placeholder="true">
        <draw:text-box/>
      </draw:frame>
      <draw:frame presentation:style-name="Default_20_2-outline1" draw:layer="backgroundobjects" svg:width="20.93cm" svg:height="12.573cm" svg:x="2.286cm" svg:y="4.039cm" presentation:class="outline" presentation:placeholder="true">
        <draw:text-box/>
      </draw:frame>
      <draw:custom-shape draw:name="Rectangle 6" draw:style-name="Mgr5" draw:text-style-name="MP3" draw:layer="backgroundobjects" svg:width="24.129cm" svg:height="0.964cm" svg:x="0.639cm" svg:y="18.124cm">
        <text:p/>
        <draw:enhanced-geometry svg:viewBox="0 0 21600 21600" draw:type="rectangle" draw:enhanced-path="M 0 0 L 21600 0 21600 21600 0 21600 0 0 Z N"/>
      </draw:custom-shape>
      <draw:line draw:name="Straight Connector 11" draw:style-name="Mgr6" draw:text-style-name="MP3" draw:layer="backgroundobjects" svg:x1="2.292cm" svg:y1="18.124cm" svg:x2="2.292cm" svg:y2="19.089cm">
        <text:p/>
      </draw:line>
      <draw:line draw:name="Straight Connector 11" draw:style-name="Mgr7" draw:text-style-name="MP3" draw:layer="backgroundobjects" svg:x1="2.266cm" svg:y1="18.124cm" svg:x2="2.266cm" svg:y2="19.089cm">
        <text:p/>
      </draw:line>
      <draw:frame draw:name="Picture 6" draw:style-name="Mgr4" draw:text-style-name="MP3" draw:layer="backgroundobjects" svg:width="1.623cm" svg:height="0.997cm" svg:x="22.959cm" svg:y="16.957cm">
        <draw:image xlink:href="Pictures/10000000000000670000003FF191E087.jpg" xlink:type="simple" xlink:show="embed" xlink:actuate="onLoad">
          <text:p/>
        </draw:image>
      </draw:frame>
      <draw:custom-shape draw:name="Text Box 5" draw:style-name="Mgr8" draw:text-style-name="MP5" draw:layer="backgroundobjects" svg:width="0.801cm" svg:height="0.762cm" svg:x="1.156cm" svg:y="18.233cm">
        <text:p text:style-name="MP4"><text:span text:style-name="MT3"><text:page-number>&lt;Nummer&gt;</text:page-number></text:span></text:p>
        <draw:enhanced-geometry svg:viewBox="0 0 21600 21600" draw:type="rectangle" draw:enhanced-path="M 0 0 L 21600 0 21600 21600 0 21600 0 0 Z N"/>
      </draw:custom-shap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Default_20_4" style:display-name="Default 4" style:page-layout-name="PM1" draw:style-name="Mdp1">
      <draw:custom-shape draw:name="Rectangle 4" draw:style-name="Mgr3" draw:text-style-name="MP3" draw:layer="backgroundobjects" svg:width="24.129cm" svg:height="17.872cm" svg:x="0.681cm" svg:y="0.564cm">
        <text:p/>
        <draw:enhanced-geometry svg:viewBox="0 0 21600 21600" draw:type="rectangle" draw:enhanced-path="M 0 0 L 21600 0 21600 21600 0 21600 0 0 Z N"/>
      </draw:custom-shape>
      <draw:frame presentation:style-name="Default_20_4-title" draw:layer="backgroundobjects" svg:width="20.884cm" svg:height="3.18cm" svg:x="2.286cm" svg:y="7.62cm" presentation:class="title" presentation:placeholder="true">
        <draw:text-box/>
      </draw:frame>
      <draw:frame presentation:style-name="Default_20_4-outline1" draw:layer="backgroundobjects" svg:width="5.503cm" svg:height="55.133cm" svg:x="0cm" svg:y="19.258cm" presentation:class="outline" presentation:placeholder="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Default_20_7" style:display-name="Default 7" style:page-layout-name="PM1" draw:style-name="Mdp1">
      <draw:frame presentation:style-name="Default_20_7-title" draw:layer="backgroundobjects" svg:width="6.16cm" svg:height="0.783cm" svg:x="0cm" svg:y="-0.952cm" presentation:class="title" presentation:placeholder="true">
        <draw:text-box/>
      </draw:frame>
      <draw:frame presentation:style-name="Default_20_7-outline1" draw:layer="backgroundobjects" svg:width="6.546cm" svg:height="33.056cm" svg:x="0cm" svg:y="19.316cm" presentation:class="outline" presentation:placeholder="true">
        <draw:text-box/>
      </draw:frame>
      <draw:custom-shape draw:name="Rectangle 9" draw:style-name="Mgr9" draw:text-style-name="MP3" draw:layer="backgroundobjects" svg:width="19.243cm" svg:height="6.931cm" svg:x="3.07cm" svg:y="2.753cm">
        <text:p/>
        <draw:enhanced-geometry svg:viewBox="0 0 21600 21600" draw:type="rectangle" draw:enhanced-path="M 0 0 L 21600 0 21600 21600 0 21600 0 0 Z N"/>
      </draw:custom-shape>
      <draw:frame draw:name="Picture 2" draw:style-name="Mgr4" draw:text-style-name="MP3" draw:layer="backgroundobjects" svg:width="3.855cm" svg:height="2.375cm" svg:x="18.21cm" svg:y="13.661cm">
        <draw:image xlink:href="Pictures/1000000000000149000000CA67AC8671.jpg" xlink:type="simple" xlink:show="embed" xlink:actuate="onLoad">
          <text:p/>
        </draw:image>
      </draw:frame>
      <draw:custom-shape draw:name="Right Triangle 10" draw:style-name="Mgr9" draw:text-style-name="MP3" draw:layer="backgroundobjects" svg:width="1.683cm" svg:height="1.833cm" svg:x="4.675cm" svg:y="9.49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7" draw:layer="backgroundobjects" svg:width="7.252cm" svg:height="1.673cm" svg:x="3.065cm" svg:y="11.977cm">
        <text:p text:style-name="MP6"><text:span text:style-name="MT4">Thank you.</text:span></text:p>
        <draw:enhanced-geometry svg:viewBox="0 0 21600 21600" draw:type="rectangle" draw:enhanced-path="M 0 0 L 21600 0 21600 21600 0 21600 0 0 Z N"/>
      </draw:custom-shape>
      <draw:custom-shape draw:name="Rectangle 6" draw:style-name="Mgr5" draw:text-style-name="MP3" draw:layer="backgroundobjects" svg:width="24.129cm" svg:height="0.964cm" svg:x="0.64cm" svg:y="18.125cm">
        <text:p/>
        <draw:enhanced-geometry svg:viewBox="0 0 21600 21600" draw:type="rectangle" draw:enhanced-path="M 0 0 L 21600 0 21600 21600 0 21600 0 0 Z N"/>
      </draw:custom-shape>
      <draw:line draw:name="Straight Connector 11" draw:style-name="Mgr6" draw:text-style-name="MP3" draw:layer="backgroundobjects" svg:x1="2.293cm" svg:y1="18.125cm" svg:x2="2.293cm" svg:y2="19.09cm">
        <text:p/>
      </draw:line>
      <draw:line draw:name="Straight Connector 11" draw:style-name="Mgr7" draw:text-style-name="MP3" draw:layer="backgroundobjects" svg:x1="2.267cm" svg:y1="18.125cm" svg:x2="2.267cm" svg:y2="19.09cm">
        <text:p/>
      </draw:line>
      <draw:custom-shape draw:name="Text Box 5" draw:style-name="Mgr8" draw:text-style-name="MP5" draw:layer="backgroundobjects" svg:width="0.801cm" svg:height="0.762cm" svg:x="1.157cm" svg:y="18.234cm">
        <text:p text:style-name="MP4"><text:span text:style-name="MT3"><text:page-number>&lt;Nummer&gt;</text:page-number></text:span></text:p>
        <draw:enhanced-geometry svg:viewBox="0 0 21600 21600" draw:type="rectangle" draw:enhanced-path="M 0 0 L 21600 0 21600 21600 0 21600 0 0 Z N"/>
      </draw:custom-shape>
      <presentation:notes style:page-layout-name="PM2">
        <draw:page-thumbnail presentation:style-name="Default_20_7-title" draw:layer="backgroundobjects" svg:width="13.968cm" svg:height="10.476cm" svg:x="3.81cm" svg:y="2.123cm" presentation:class="page"/>
        <draw:frame presentation:style-name="Default_20_7-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Default_20_1" style:display-name="Default 1" style:page-layout-name="PM1" draw:style-name="Mdp1">
      <draw:frame presentation:style-name="Default_20_1-title" draw:layer="backgroundobjects" svg:width="4.563cm" svg:height="1.498cm" svg:x="0cm" svg:y="-1.498cm" presentation:class="title" presentation:placeholder="true">
        <draw:text-box/>
      </draw:frame>
      <draw:frame presentation:style-name="Default_20_1-outline1" draw:layer="backgroundobjects" svg:width="8.012cm" svg:height="24.29cm" svg:x="0cm" svg:y="19.29cm" presentation:class="outline" presentation:placeholder="true">
        <draw:text-box/>
      </draw:frame>
      <draw:frame draw:name="Picture 2" draw:style-name="Mgr4" draw:text-style-name="MP3" draw:layer="backgroundobjects" svg:width="6.19cm" svg:height="3.813cm" svg:x="9.6cm" svg:y="7.472cm">
        <draw:image xlink:href="Pictures/1000000000000149000000CA67AC8671.jpg" xlink:type="simple" xlink:show="embed" xlink:actuate="onLoad">
          <text:p/>
        </draw:image>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Default_20_6" style:display-name="Default 6" style:page-layout-name="PM1" draw:style-name="Mdp1">
      <draw:frame presentation:style-name="Default_20_6-title" draw:layer="backgroundobjects" svg:width="6.131cm" svg:height="1.184cm" svg:x="0cm" svg:y="-1.284cm" presentation:class="title" presentation:placeholder="true">
        <draw:text-box/>
      </draw:frame>
      <draw:frame presentation:style-name="Default_20_6-outline1" draw:layer="backgroundobjects" svg:width="6.915cm" svg:height="28.358cm" svg:x="0cm" svg:y="19.227cm" presentation:class="outline" presentation:placeholder="true">
        <draw:text-box/>
      </draw:frame>
      <draw:frame draw:name="Picture 2" draw:style-name="Mgr4" draw:text-style-name="MP3" draw:layer="backgroundobjects" svg:width="6.19cm" svg:height="3.813cm" svg:x="9.6cm" svg:y="7.473cm">
        <draw:image xlink:href="Pictures/1000000000000149000000CA67AC8671.jpg" xlink:type="simple" xlink:show="embed" xlink:actuate="onLoad">
          <text:p/>
        </draw:image>
      </draw:frame>
      <draw:custom-shape draw:name="Rectangle 6" draw:style-name="Mgr5" draw:text-style-name="MP3" draw:layer="backgroundobjects" svg:width="24.129cm" svg:height="0.964cm" svg:x="0.639cm" svg:y="18.124cm">
        <text:p/>
        <draw:enhanced-geometry svg:viewBox="0 0 21600 21600" draw:type="rectangle" draw:enhanced-path="M 0 0 L 21600 0 21600 21600 0 21600 0 0 Z N"/>
      </draw:custom-shape>
      <draw:line draw:name="Straight Connector 11" draw:style-name="Mgr6" draw:text-style-name="MP3" draw:layer="backgroundobjects" svg:x1="2.292cm" svg:y1="18.124cm" svg:x2="2.292cm" svg:y2="19.089cm">
        <text:p/>
      </draw:line>
      <draw:line draw:name="Straight Connector 11" draw:style-name="Mgr7" draw:text-style-name="MP3" draw:layer="backgroundobjects" svg:x1="2.266cm" svg:y1="18.124cm" svg:x2="2.266cm" svg:y2="19.089cm">
        <text:p/>
      </draw:line>
      <draw:line presentation:style-name="Mpr13" draw:text-style-name="MP8" draw:layer="backgroundobjects" svg:x1="2.285cm" svg:y1="14.84cm" svg:x2="2.285cm" svg:y2="17.177cm">
        <text:p/>
      </draw:line>
      <draw:line presentation:style-name="Mpr13" draw:text-style-name="MP8" draw:layer="backgroundobjects" svg:x1="17.215cm" svg:y1="14.84cm" svg:x2="17.215cm" svg:y2="17.177cm">
        <text:p/>
      </draw:line>
      <draw:frame draw:style-name="Mgr11" draw:text-style-name="MP10" draw:layer="backgroundobjects" svg:width="6.252cm" svg:height="2.417cm" svg:x="2.39cm" svg:y="14.672cm">
        <draw:text-box>
          <text:p text:style-name="MP9"><text:span text:style-name="MT5">Corporate Headquarters</text:span></text:p>
          <text:p text:style-name="MP9"><text:span text:style-name="MT6">Maxfeldstrasse 5</text:span></text:p>
          <text:p text:style-name="MP9"><text:span text:style-name="MT6">90409 Nuremberg</text:span></text:p>
          <text:p text:style-name="MP9"><text:span text:style-name="MT6">Germany</text:span></text:p>
        </draw:text-box>
      </draw:frame>
      <draw:frame draw:style-name="Mgr11" draw:text-style-name="MP10" draw:layer="backgroundobjects" svg:width="7.35cm" svg:height="1.343cm" svg:x="9.112cm" svg:y="14.672cm">
        <draw:text-box>
          <text:p text:style-name="MP9"><text:span text:style-name="MT7">+49 911 740 53 0 (Worldwide)</text:span></text:p>
          <text:p text:style-name="MP9"><text:span text:style-name="MT8"><text:a xlink:href="http://www.suse.com/">www.suse.com</text:a></text:span></text:p>
        </draw:text-box>
      </draw:frame>
      <draw:frame draw:style-name="Mgr11" draw:text-style-name="MP11" draw:layer="backgroundobjects" svg:width="5.864cm" svg:height="1.343cm" svg:x="17.279cm" svg:y="14.672cm">
        <draw:text-box>
          <text:p text:style-name="MP9"><text:span text:style-name="MT7">Join us on:</text:span></text:p>
          <text:p text:style-name="MP9"><text:span text:style-name="MT8"><text:a xlink:href="http://www.opensuse.org/">www.opensuse.org</text:a></text:span></text:p>
        </draw:text-box>
      </draw:frame>
      <draw:line presentation:style-name="Mpr13" draw:text-style-name="MP8" draw:layer="backgroundobjects" svg:x1="9.064cm" svg:y1="14.841cm" svg:x2="9.064cm" svg:y2="17.178cm">
        <text:p/>
      </draw:line>
      <draw:custom-shape draw:name="Text Box 5" draw:style-name="Mgr8" draw:text-style-name="MP5" draw:layer="backgroundobjects" svg:width="0.801cm" svg:height="0.762cm" svg:x="1.158cm" svg:y="18.234cm">
        <text:p text:style-name="MP4"><text:span text:style-name="MT3"><text:page-number>&lt;Nummer&gt;</text:page-number></text:span></text:p>
        <draw:enhanced-geometry svg:viewBox="0 0 21600 21600" draw:type="rectangle" draw:enhanced-path="M 0 0 L 21600 0 21600 21600 0 21600 0 0 Z N"/>
      </draw:custom-shap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Default_20_5" style:display-name="Default 5" style:page-layout-name="PM1" draw:style-name="Mdp1">
      <draw:frame presentation:style-name="Default_20_5-title" draw:layer="backgroundobjects" svg:width="5.127cm" svg:height="1.058cm" svg:x="0cm" svg:y="-1.309cm" presentation:class="title" presentation:placeholder="true">
        <draw:text-box/>
      </draw:frame>
      <draw:frame presentation:style-name="Default_20_5-outline1" draw:layer="backgroundobjects" svg:width="7.322cm" svg:height="27.575cm" svg:x="0cm" svg:y="19.289cm" presentation:class="outline" presentation:placeholder="true">
        <draw:text-box/>
      </draw:frame>
      <draw:custom-shape draw:name="Rectangle 4" draw:style-name="Mgr3" draw:text-style-name="MP3" draw:layer="backgroundobjects" svg:width="24.129cm" svg:height="11.605cm" svg:x="0.681cm" svg:y="0.566cm">
        <text:p/>
        <draw:enhanced-geometry svg:viewBox="0 0 21600 21600" draw:type="rectangle" draw:enhanced-path="M 0 0 L 21600 0 21600 21600 0 21600 0 0 Z N"/>
      </draw:custom-shape>
      <draw:frame draw:name="Picture 2" draw:style-name="Mgr4" draw:text-style-name="MP3" draw:layer="backgroundobjects" svg:width="2.321cm" svg:height="1.43cm" svg:x="21.659cm" svg:y="16.13cm">
        <draw:image xlink:href="Pictures/1000000000000149000000CA67AC8671.jpg" xlink:type="simple" xlink:show="embed" xlink:actuate="onLoad">
          <text:p/>
        </draw:image>
      </draw:frame>
      <draw:frame draw:name="Rectangle 1" draw:style-name="Mgr12" draw:text-style-name="MP13" draw:layer="backgroundobjects" svg:width="20.624cm" svg:height="9.017cm" svg:x="2.268cm" svg:y="2.358cm">
        <draw:text-box>
          <text:p text:style-name="MP12"><text:span text:style-name="MT9">Unpublished Work of SUSE. All Rights Reserved.</text:span></text:p>
          <text:p text:style-name="MP12"><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ext:span><text:span text:style-name="MT10"><text:line-break/></text:span><text:span text:style-name="MT10">their assignments. No part of this work may be practiced, performed, copied, distributed, revised, modified, translated, abridged, condensed, expanded, collected, or adapted without the prior written consent of SUSE. Any use or exploitation of this work without authorization could subject the perpetrator to criminal and civil liability.</text:span></text:p>
          <text:p text:style-name="MP12"><text:span text:style-name="MT11"/></text:p>
          <text:p text:style-name="MP12"><text:span text:style-name="MT9">General Disclaimer</text:span></text:p>
          <text:p text:style-name="MP12"><text:span text:style-name="MT10">This document is not to be construed as a promise by any participating company to develop, deliver, or market a product. It is not a commitment to deliver any material, code, or functionality, and should not be relied upon in making purchasing decisions. SUSE makes no representations or warranties with respect to the contents of this document, </text:span><text:span text:style-name="MT10"><text:line-break/></text:span><text:span text:style-name="MT10">and specifically disclaims any express or implied warranties of merchantability or fitness for any particular purpose. </text:span><text:span text:style-name="MT10"><text:line-break/></text:span><text:span text:style-name="MT10">The development, release, and timing of features or functionality described for SUSE products remains at the sole discretion of SUSE. Further, SUSE reserves the right to revise this document and to make changes to its content, at </text:span><text:span text:style-name="MT10"><text:line-break/></text:span><text:span text:style-name="MT10">any time, without obligation to notify any person or entity of such revisions or changes. All SUSE marks referenced in this presentation are trademarks or registered trademarks of Novell, Inc. in the United States and other countries. </text:span><text:span text:style-name="MT10"><text:line-break/></text:span><text:span text:style-name="MT10">All third-party trademarks are the property of their respective owners.</text:span></text:p>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1">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frame draw:name="Picture 2" draw:style-name="Mgr4" draw:text-style-name="MP3" draw:layer="backgroundobjects" svg:width="6.19cm" svg:height="3.813cm" svg:x="9.6cm" svg:y="7.473cm">
        <draw:image xlink:href="Pictures/1000000000000149000000CA67AC8671.jpg" xlink:type="simple" xlink:show="embed" xlink:actuate="onLoad">
          <text:p/>
        </draw:image>
      </draw:frame>
      <draw:custom-shape draw:name="Rectangle 6" draw:style-name="Mgr5" draw:text-style-name="MP3" draw:layer="backgroundobjects" svg:width="24.129cm" svg:height="0.964cm" svg:x="0.639cm" svg:y="18.124cm">
        <text:p/>
        <draw:enhanced-geometry svg:viewBox="0 0 21600 21600" draw:type="rectangle" draw:enhanced-path="M 0 0 L 21600 0 21600 21600 0 21600 0 0 Z N"/>
      </draw:custom-shape>
      <draw:line draw:name="Straight Connector 11" draw:style-name="Mgr6" draw:text-style-name="MP3" draw:layer="backgroundobjects" svg:x1="2.292cm" svg:y1="18.124cm" svg:x2="2.292cm" svg:y2="19.089cm">
        <text:p/>
      </draw:line>
      <draw:line draw:name="Straight Connector 11" draw:style-name="Mgr7" draw:text-style-name="MP3" draw:layer="backgroundobjects" svg:x1="2.266cm" svg:y1="18.124cm" svg:x2="2.266cm" svg:y2="19.089cm">
        <text:p/>
      </draw:line>
      <draw:line presentation:style-name="Mpr18" draw:text-style-name="MP8" draw:layer="backgroundobjects" svg:x1="2.285cm" svg:y1="14.84cm" svg:x2="2.285cm" svg:y2="17.177cm">
        <text:p/>
      </draw:line>
      <draw:line presentation:style-name="Mpr18" draw:text-style-name="MP8" draw:layer="backgroundobjects" svg:x1="17.215cm" svg:y1="14.84cm" svg:x2="17.215cm" svg:y2="17.177cm">
        <text:p/>
      </draw:line>
      <draw:frame draw:style-name="Mgr11" draw:text-style-name="MP10" draw:layer="backgroundobjects" svg:width="6.252cm" svg:height="2.417cm" svg:x="2.39cm" svg:y="14.672cm">
        <draw:text-box>
          <text:p text:style-name="MP9"><text:span text:style-name="MT5">Corporate Headquarters</text:span></text:p>
          <text:p text:style-name="MP9"><text:span text:style-name="MT6">Maxfeldstrasse 5</text:span></text:p>
          <text:p text:style-name="MP9"><text:span text:style-name="MT6">90409 Nuremberg</text:span></text:p>
          <text:p text:style-name="MP9"><text:span text:style-name="MT6">Germany</text:span></text:p>
        </draw:text-box>
      </draw:frame>
      <draw:frame draw:style-name="Mgr11" draw:text-style-name="MP10" draw:layer="backgroundobjects" svg:width="7.35cm" svg:height="1.343cm" svg:x="9.112cm" svg:y="14.672cm">
        <draw:text-box>
          <text:p text:style-name="MP9"><text:span text:style-name="MT7">+49 911 740 53 0 (Worldwide)</text:span></text:p>
          <text:p text:style-name="MP9"><text:span text:style-name="MT8">www.suse.com</text:span></text:p>
        </draw:text-box>
      </draw:frame>
      <draw:frame draw:style-name="Mgr11" draw:text-style-name="MP10" draw:layer="backgroundobjects" svg:width="5.864cm" svg:height="1.343cm" svg:x="17.279cm" svg:y="14.672cm">
        <draw:text-box>
          <text:p text:style-name="MP9"><text:span text:style-name="MT7">Join us on:</text:span></text:p>
          <text:p text:style-name="MP9"><text:span text:style-name="MT8"><text:a xlink:href="http://www.opensuse.org/">www.opensuse.org</text:a></text:span></text:p>
        </draw:text-box>
      </draw:frame>
      <draw:line presentation:style-name="Mpr18" draw:text-style-name="MP8" draw:layer="backgroundobjects" svg:x1="9.064cm" svg:y1="14.841cm" svg:x2="9.064cm" svg:y2="17.178cm">
        <text:p/>
      </draw:line>
      <draw:custom-shape draw:name="Text Box 5" draw:style-name="Mgr8" draw:text-style-name="MP5" draw:layer="backgroundobjects" svg:width="0.801cm" svg:height="0.762cm" svg:x="1.158cm" svg:y="18.234cm">
        <text:p text:style-name="MP4"><text:span text:style-name="MT3"><text:page-number>&lt;Nummer&gt;</text:page-number></text:span></text:p>
        <draw:enhanced-geometry svg:viewBox="0 0 21600 21600" draw:type="rectangle" draw:enhanced-path="M 0 0 L 21600 0 21600 21600 0 21600 0 0 Z N"/>
      </draw:custom-shape>
      <draw:frame presentation:style-name="Mpr19" draw:text-style-name="MP1" draw:layer="backgroundobjects" svg:width="5.917cm" svg:height="1.313cm" svg:x="1.27cm" svg:y="17.354cm" presentation:class="date-time">
        <draw:text-box>
          <text:p text:style-name="MP1"><text:span text:style-name="MT1"><presentation:date-time/></text:span></text:p>
        </draw:text-box>
      </draw:frame>
      <draw:frame presentation:style-name="Mpr19" draw:text-style-name="MP14" draw:layer="backgroundobjects" svg:width="8.05cm" svg:height="1.313cm" svg:x="8.686cm" svg:y="17.354cm" presentation:class="footer">
        <draw:text-box>
          <text:p text:style-name="MP14"><text:span text:style-name="MT1"><presentation:footer/></text:span></text:p>
        </draw:text-box>
      </draw:frame>
      <draw:frame presentation:style-name="Mpr19"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20" draw:text-style-name="MP1" draw:layer="backgroundobjects" svg:width="9.369cm" svg:height="1.396cm" svg:x="0cm" svg:y="0cm" presentation:class="header">
          <draw:text-box>
            <text:p text:style-name="MP1"><text:span text:style-name="MT1"><presentation:header/></text:span></text:p>
          </draw:text-box>
        </draw:frame>
        <draw:frame presentation:style-name="Mpr20" draw:text-style-name="MP2" draw:layer="backgroundobjects" svg:width="9.369cm" svg:height="1.396cm" svg:x="12.22cm" svg:y="0cm" presentation:class="date-time">
          <draw:text-box>
            <text:p text:style-name="MP2"><text:span text:style-name="MT1"><presentation:date-time/></text:span></text:p>
          </draw:text-box>
        </draw:frame>
        <draw:frame presentation:style-name="Mpr21" draw:text-style-name="MP1" draw:layer="backgroundobjects" svg:width="9.369cm" svg:height="1.396cm" svg:x="0cm" svg:y="26.543cm" presentation:class="footer">
          <draw:text-box>
            <text:p text:style-name="MP1"><text:span text:style-name="MT1"><presentation:footer/></text:span></text:p>
          </draw:text-box>
        </draw:frame>
        <draw:frame presentation:style-name="Mpr21"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custom-shape draw:name="Rectangle 4" draw:style-name="Mgr3" draw:text-style-name="MP3" draw:layer="backgroundobjects" svg:width="24.129cm" svg:height="11.605cm" svg:x="0.681cm" svg:y="0.566cm">
        <text:p/>
        <draw:enhanced-geometry svg:viewBox="0 0 21600 21600" draw:type="rectangle" draw:enhanced-path="M 0 0 L 21600 0 21600 21600 0 21600 0 0 Z N"/>
      </draw:custom-shape>
      <draw:frame draw:name="Picture 2" draw:style-name="Mgr4" draw:text-style-name="MP3" draw:layer="backgroundobjects" svg:width="2.321cm" svg:height="1.43cm" svg:x="21.659cm" svg:y="16.13cm">
        <draw:image xlink:href="Pictures/1000000000000149000000CA67AC8671.jpg" xlink:type="simple" xlink:show="embed" xlink:actuate="onLoad">
          <text:p/>
        </draw:image>
      </draw:frame>
      <draw:frame draw:name="Rectangle 1" draw:style-name="Mgr12" draw:text-style-name="MP15" draw:layer="backgroundobjects" svg:width="20.624cm" svg:height="9.017cm" svg:x="2.268cm" svg:y="2.358cm">
        <draw:text-box>
          <text:p text:style-name="MP12"><text:span text:style-name="MT9">Unpublished Work of SUSE. All Rights Reserved.</text:span></text:p>
          <text:p text:style-name="MP12"><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2"><text:span text:style-name="MT11"/></text:p>
          <text:p text:style-name="MP12"><text:span text:style-name="MT9">General Disclaimer</text:span></text:p>
          <text:p text:style-name="MP12"><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22" draw:text-style-name="MP1" draw:layer="backgroundobjects" svg:width="9.369cm" svg:height="1.396cm" svg:x="0cm" svg:y="0cm" presentation:class="header">
          <draw:text-box>
            <text:p text:style-name="MP1"><text:span text:style-name="MT1"><presentation:header/></text:span></text:p>
          </draw:text-box>
        </draw:frame>
        <draw:frame presentation:style-name="Mpr22" draw:text-style-name="MP2" draw:layer="backgroundobjects" svg:width="9.369cm" svg:height="1.396cm" svg:x="12.22cm" svg:y="0cm" presentation:class="date-time">
          <draw:text-box>
            <text:p text:style-name="MP2"><text:span text:style-name="MT1"><presentation:date-time/></text:span></text:p>
          </draw:text-box>
        </draw:frame>
        <draw:frame presentation:style-name="Mpr23" draw:text-style-name="MP1" draw:layer="backgroundobjects" svg:width="9.369cm" svg:height="1.396cm" svg:x="0cm" svg:y="26.543cm" presentation:class="footer">
          <draw:text-box>
            <text:p text:style-name="MP1"><text:span text:style-name="MT1"><presentation:footer/></text:span></text:p>
          </draw:text-box>
        </draw:frame>
        <draw:frame presentation:style-name="Mpr2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7-22T12:58:50</meta:creation-date>
    <meta:editing-duration>P1DT14H9M16S</meta:editing-duration>
    <meta:editing-cycles>220</meta:editing-cycles>
    <meta:generator>LibreOffice/3.4$Unix LibreOffice_project/340m1$Build-1403</meta:generator>
    <meta:initial-creator>Matthias G. Eckermann</meta:initial-creator>
    <dc:date>2012-03-21T16:27:28</dc:date>
    <dc:title>Code review auf GitHub mit git-review</dc:title>
    <meta:printed-by>Simona Arsene</meta:printed-by>
    <meta:print-date>2012-02-20T12:08:48</meta:print-date>
    <meta:keyword>git</meta:keyword>
    <meta:keyword>ruby</meta:keyword>
    <meta:keyword>code review</meta:keyword>
    <meta:document-statistic meta:object-count="172"/>
    <meta:user-defined meta:name="Info 1"/>
    <meta:user-defined meta:name="Info 2"/>
    <meta:user-defined meta:name="Info 3"/>
    <meta:user-defined meta:name="Info 4"/>
    <meta:template xlink:type="simple" xlink:actuate="onRequest" xlink:title="" xlink:href="../../../../.opera/.libreoffice/3-suse/user/template/SUSE_template_Libre.otp"/>
  </office:meta>
</office:document-meta>
</file>